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3pt"/>
    </style:style>
    <style:style style:name="co2" style:family="table-column">
      <style:table-column-properties fo:break-before="auto" style:column-width="46.46pt"/>
    </style:style>
    <style:style style:name="co3" style:family="table-column">
      <style:table-column-properties fo:break-before="auto" style:column-width="158.7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37.18pt" svg:height="255.26pt" svg:x="109.33pt" svg:y="63.24pt">
            <loext:p draw:notify-on-update-of-ranges="Sheet1.A2:Sheet1.A6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POWER(0.01; 1/[.D2])" office:value-type="float" office:value="0.926118728128794" calcext:value-type="float">
            <text:p>0.9261187281287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A2]*[.$C$2]+[.$B$2]*(1-[.$C$2])" office:value-type="float" office:value="0.0738812718712065" calcext:value-type="float">
            <text:p>0.073881271871207</text:p>
          </table:table-cell>
          <table:table-cell table:number-columns-repeated="3"/>
        </table:table-row>
        <table:table-row table:style-name="ro1">
          <table:table-cell table:formula="of:=[.A3]*[.$C$2]+[.$B$2]*(1-[.$C$2])" office:value-type="float" office:value="0.142304101409106" calcext:value-type="float">
            <text:p>0.142304101409106</text:p>
          </table:table-cell>
          <table:table-cell table:number-columns-repeated="3"/>
        </table:table-row>
        <table:table-row table:style-name="ro1">
          <table:table-cell table:formula="of:=[.A4]*[.$C$2]+[.$B$2]*(1-[.$C$2])" office:value-type="float" office:value="0.205671765275719" calcext:value-type="float">
            <text:p>0.205671765275719</text:p>
          </table:table-cell>
          <table:table-cell table:number-columns-repeated="3"/>
        </table:table-row>
        <table:table-row table:style-name="ro1">
          <table:table-cell table:formula="of:=[.A5]*[.$C$2]+[.$B$2]*(1-[.$C$2])" office:value-type="float" office:value="0.264357745540359" calcext:value-type="float">
            <text:p>0.264357745540359</text:p>
          </table:table-cell>
          <table:table-cell table:number-columns-repeated="3"/>
        </table:table-row>
        <table:table-row table:style-name="ro1">
          <table:table-cell table:formula="of:=[.A6]*[.$C$2]+[.$B$2]*(1-[.$C$2])" office:value-type="float" office:value="0.318707930942039" calcext:value-type="float">
            <text:p>0.318707930942039</text:p>
          </table:table-cell>
          <table:table-cell table:number-columns-repeated="3"/>
        </table:table-row>
        <table:table-row table:style-name="ro1">
          <table:table-cell table:formula="of:=[.A7]*[.$C$2]+[.$B$2]*(1-[.$C$2])" office:value-type="float" office:value="0.369042655519807" calcext:value-type="float">
            <text:p>0.369042655519807</text:p>
          </table:table-cell>
          <table:table-cell table:number-columns-repeated="3"/>
        </table:table-row>
        <table:table-row table:style-name="ro1">
          <table:table-cell table:formula="of:=[.A8]*[.$C$2]+[.$B$2]*(1-[.$C$2])" office:value-type="float" office:value="0.415658586626482" calcext:value-type="float">
            <text:p>0.415658586626482</text:p>
          </table:table-cell>
          <table:table-cell table:number-columns-repeated="3"/>
        </table:table-row>
        <table:table-row table:style-name="ro1">
          <table:table-cell table:formula="of:=[.A9]*[.$C$2]+[.$B$2]*(1-[.$C$2])" office:value-type="float" office:value="0.458830473453536" calcext:value-type="float">
            <text:p>0.458830473453536</text:p>
          </table:table-cell>
          <table:table-cell table:number-columns-repeated="3"/>
        </table:table-row>
        <table:table-row table:style-name="ro1">
          <table:table-cell table:formula="of:=[.A10]*[.$C$2]+[.$B$2]*(1-[.$C$2])" office:value-type="float" office:value="0.498812766372728" calcext:value-type="float">
            <text:p>0.498812766372728</text:p>
          </table:table-cell>
          <table:table-cell table:number-columns-repeated="3"/>
        </table:table-row>
        <table:table-row table:style-name="ro1">
          <table:table-cell table:formula="of:=[.A11]*[.$C$2]+[.$B$2]*(1-[.$C$2])" office:value-type="float" office:value="0.535841116638722" calcext:value-type="float">
            <text:p>0.535841116638722</text:p>
          </table:table-cell>
          <table:table-cell table:number-columns-repeated="3"/>
        </table:table-row>
        <table:table-row table:style-name="ro1">
          <table:table-cell table:formula="of:=[.A12]*[.$C$2]+[.$B$2]*(1-[.$C$2])" office:value-type="float" office:value="0.570133765291772" calcext:value-type="float">
            <text:p>0.570133765291772</text:p>
          </table:table-cell>
          <table:table-cell table:number-columns-repeated="3"/>
        </table:table-row>
        <table:table-row table:style-name="ro1">
          <table:table-cell table:formula="of:=[.A13]*[.$C$2]+[.$B$2]*(1-[.$C$2])" office:value-type="float" office:value="0.601892829446503" calcext:value-type="float">
            <text:p>0.601892829446503</text:p>
          </table:table-cell>
          <table:table-cell table:number-columns-repeated="3"/>
        </table:table-row>
        <table:table-row table:style-name="ro1">
          <table:table-cell table:formula="of:=[.A14]*[.$C$2]+[.$B$2]*(1-[.$C$2])" office:value-type="float" office:value="0.631305493548043" calcext:value-type="float">
            <text:p>0.631305493548043</text:p>
          </table:table-cell>
          <table:table-cell table:number-columns-repeated="3"/>
        </table:table-row>
        <table:table-row table:style-name="ro1">
          <table:table-cell table:formula="of:=[.A15]*[.$C$2]+[.$B$2]*(1-[.$C$2])" office:value-type="float" office:value="0.65854511261664" calcext:value-type="float">
            <text:p>0.65854511261664</text:p>
          </table:table-cell>
          <table:table-cell table:number-columns-repeated="3"/>
        </table:table-row>
        <table:table-row table:style-name="ro1">
          <table:table-cell table:formula="of:=[.A16]*[.$C$2]+[.$B$2]*(1-[.$C$2])" office:value-type="float" office:value="0.683772233983162" calcext:value-type="float">
            <text:p>0.683772233983162</text:p>
          </table:table-cell>
          <table:table-cell table:number-columns-repeated="3"/>
        </table:table-row>
        <table:table-row table:style-name="ro1">
          <table:table-cell table:formula="of:=[.A17]*[.$C$2]+[.$B$2]*(1-[.$C$2])" office:value-type="float" office:value="0.707135543537477" calcext:value-type="float">
            <text:p>0.707135543537477</text:p>
          </table:table-cell>
          <table:table-cell table:number-columns-repeated="3"/>
        </table:table-row>
        <table:table-row table:style-name="ro1">
          <table:table-cell table:formula="of:=[.A18]*[.$C$2]+[.$B$2]*(1-[.$C$2])" office:value-type="float" office:value="0.728772742066797" calcext:value-type="float">
            <text:p>0.728772742066797</text:p>
          </table:table-cell>
          <table:table-cell table:number-columns-repeated="3"/>
        </table:table-row>
        <table:table-row table:style-name="ro1">
          <table:table-cell table:formula="of:=[.A19]*[.$C$2]+[.$B$2]*(1-[.$C$2])" office:value-type="float" office:value="0.748811356849042" calcext:value-type="float">
            <text:p>0.748811356849042</text:p>
          </table:table-cell>
          <table:table-cell table:number-columns-repeated="3"/>
        </table:table-row>
        <table:table-row table:style-name="ro1">
          <table:table-cell table:formula="of:=[.A20]*[.$C$2]+[.$B$2]*(1-[.$C$2])" office:value-type="float" office:value="0.767369493284638" calcext:value-type="float">
            <text:p>0.767369493284638</text:p>
          </table:table-cell>
          <table:table-cell table:number-columns-repeated="3"/>
        </table:table-row>
        <table:table-row table:style-name="ro1">
          <table:table-cell table:formula="of:=[.A21]*[.$C$2]+[.$B$2]*(1-[.$C$2])" office:value-type="float" office:value="0.784556530996812" calcext:value-type="float">
            <text:p>0.784556530996812</text:p>
          </table:table-cell>
          <table:table-cell table:number-columns-repeated="3"/>
        </table:table-row>
        <table:table-row table:style-name="ro1">
          <table:table-cell table:formula="of:=[.A22]*[.$C$2]+[.$B$2]*(1-[.$C$2])" office:value-type="float" office:value="0.800473768503112" calcext:value-type="float">
            <text:p>0.800473768503112</text:p>
          </table:table-cell>
          <table:table-cell table:number-columns-repeated="3"/>
        </table:table-row>
        <table:table-row table:style-name="ro1">
          <table:table-cell table:formula="of:=[.A23]*[.$C$2]+[.$B$2]*(1-[.$C$2])" office:value-type="float" office:value="0.815215020257771" calcext:value-type="float">
            <text:p>0.815215020257771</text:p>
          </table:table-cell>
          <table:table-cell table:number-columns-repeated="3"/>
        </table:table-row>
        <table:table-row table:style-name="ro1">
          <table:table-cell table:formula="of:=[.A24]*[.$C$2]+[.$B$2]*(1-[.$C$2])" office:value-type="float" office:value="0.828867169583822" calcext:value-type="float">
            <text:p>0.828867169583822</text:p>
          </table:table-cell>
          <table:table-cell table:number-columns-repeated="3"/>
        </table:table-row>
        <table:table-row table:style-name="ro1">
          <table:table-cell table:formula="of:=[.A25]*[.$C$2]+[.$B$2]*(1-[.$C$2])" office:value-type="float" office:value="0.841510680753889" calcext:value-type="float">
            <text:p>0.841510680753889</text:p>
          </table:table-cell>
          <table:table-cell table:number-columns-repeated="3"/>
        </table:table-row>
        <table:table-row table:style-name="ro1">
          <table:table-cell table:formula="of:=[.A26]*[.$C$2]+[.$B$2]*(1-[.$C$2])" office:value-type="float" office:value="0.853220073237793" calcext:value-type="float">
            <text:p>0.853220073237793</text:p>
          </table:table-cell>
          <table:table-cell table:number-columns-repeated="3"/>
        </table:table-row>
        <table:table-row table:style-name="ro1">
          <table:table-cell table:formula="of:=[.A27]*[.$C$2]+[.$B$2]*(1-[.$C$2])" office:value-type="float" office:value="0.864064360912147" calcext:value-type="float">
            <text:p>0.864064360912147</text:p>
          </table:table-cell>
          <table:table-cell table:number-columns-repeated="3"/>
        </table:table-row>
        <table:table-row table:style-name="ro1">
          <table:table-cell table:formula="of:=[.A28]*[.$C$2]+[.$B$2]*(1-[.$C$2])" office:value-type="float" office:value="0.874107458820583" calcext:value-type="float">
            <text:p>0.874107458820583</text:p>
          </table:table-cell>
          <table:table-cell table:number-columns-repeated="3"/>
        </table:table-row>
        <table:table-row table:style-name="ro1">
          <table:table-cell table:formula="of:=[.A29]*[.$C$2]+[.$B$2]*(1-[.$C$2])" office:value-type="float" office:value="0.883408559882017" calcext:value-type="float">
            <text:p>0.883408559882017</text:p>
          </table:table-cell>
          <table:table-cell table:number-columns-repeated="3"/>
        </table:table-row>
        <table:table-row table:style-name="ro1">
          <table:table-cell table:formula="of:=[.A30]*[.$C$2]+[.$B$2]*(1-[.$C$2])" office:value-type="float" office:value="0.892022483767229" calcext:value-type="float">
            <text:p>0.892022483767229</text:p>
          </table:table-cell>
          <table:table-cell table:number-columns-repeated="3"/>
        </table:table-row>
        <table:table-row table:style-name="ro1">
          <table:table-cell table:formula="of:=[.A31]*[.$C$2]+[.$B$2]*(1-[.$C$2])"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formula="of:=[.A32]*[.$C$2]+[.$B$2]*(1-[.$C$2])" office:value-type="float" office:value="0.907388127187121" calcext:value-type="float">
            <text:p>0.907388127187121</text:p>
          </table:table-cell>
          <table:table-cell table:number-columns-repeated="3"/>
        </table:table-row>
        <table:table-row table:style-name="ro1">
          <table:table-cell table:formula="of:=[.A33]*[.$C$2]+[.$B$2]*(1-[.$C$2])" office:value-type="float" office:value="0.914230410140911" calcext:value-type="float">
            <text:p>0.914230410140911</text:p>
          </table:table-cell>
          <table:table-cell table:number-columns-repeated="3"/>
        </table:table-row>
        <table:table-row table:style-name="ro1">
          <table:table-cell table:formula="of:=[.A34]*[.$C$2]+[.$B$2]*(1-[.$C$2])" office:value-type="float" office:value="0.920567176527572" calcext:value-type="float">
            <text:p>0.920567176527572</text:p>
          </table:table-cell>
          <table:table-cell table:number-columns-repeated="3"/>
        </table:table-row>
        <table:table-row table:style-name="ro1">
          <table:table-cell table:formula="of:=[.A35]*[.$C$2]+[.$B$2]*(1-[.$C$2])" office:value-type="float" office:value="0.926435774554036" calcext:value-type="float">
            <text:p>0.926435774554036</text:p>
          </table:table-cell>
          <table:table-cell table:number-columns-repeated="3"/>
        </table:table-row>
        <table:table-row table:style-name="ro1">
          <table:table-cell table:formula="of:=[.A36]*[.$C$2]+[.$B$2]*(1-[.$C$2])" office:value-type="float" office:value="0.931870793094204" calcext:value-type="float">
            <text:p>0.931870793094204</text:p>
          </table:table-cell>
          <table:table-cell table:number-columns-repeated="3"/>
        </table:table-row>
        <table:table-row table:style-name="ro1">
          <table:table-cell table:formula="of:=[.A37]*[.$C$2]+[.$B$2]*(1-[.$C$2])" office:value-type="float" office:value="0.936904265551981" calcext:value-type="float">
            <text:p>0.936904265551981</text:p>
          </table:table-cell>
          <table:table-cell table:number-columns-repeated="3"/>
        </table:table-row>
        <table:table-row table:style-name="ro1">
          <table:table-cell table:formula="of:=[.A38]*[.$C$2]+[.$B$2]*(1-[.$C$2])" office:value-type="float" office:value="0.941565858662648" calcext:value-type="float">
            <text:p>0.941565858662648</text:p>
          </table:table-cell>
          <table:table-cell table:number-columns-repeated="3"/>
        </table:table-row>
        <table:table-row table:style-name="ro1">
          <table:table-cell table:formula="of:=[.A39]*[.$C$2]+[.$B$2]*(1-[.$C$2])" office:value-type="float" office:value="0.945883047345354" calcext:value-type="float">
            <text:p>0.945883047345354</text:p>
          </table:table-cell>
          <table:table-cell table:number-columns-repeated="3"/>
        </table:table-row>
        <table:table-row table:style-name="ro1">
          <table:table-cell table:formula="of:=[.A40]*[.$C$2]+[.$B$2]*(1-[.$C$2])" office:value-type="float" office:value="0.949881276637273" calcext:value-type="float">
            <text:p>0.949881276637273</text:p>
          </table:table-cell>
          <table:table-cell table:number-columns-repeated="3"/>
        </table:table-row>
        <table:table-row table:style-name="ro1">
          <table:table-cell table:formula="of:=[.A41]*[.$C$2]+[.$B$2]*(1-[.$C$2])" office:value-type="float" office:value="0.953584111663872" calcext:value-type="float">
            <text:p>0.953584111663872</text:p>
          </table:table-cell>
          <table:table-cell table:number-columns-repeated="3"/>
        </table:table-row>
        <table:table-row table:style-name="ro1">
          <table:table-cell table:formula="of:=[.A42]*[.$C$2]+[.$B$2]*(1-[.$C$2])" office:value-type="float" office:value="0.957013376529177" calcext:value-type="float">
            <text:p>0.957013376529177</text:p>
          </table:table-cell>
          <table:table-cell table:number-columns-repeated="3"/>
        </table:table-row>
        <table:table-row table:style-name="ro1">
          <table:table-cell table:formula="of:=[.A43]*[.$C$2]+[.$B$2]*(1-[.$C$2])" office:value-type="float" office:value="0.96018928294465" calcext:value-type="float">
            <text:p>0.96018928294465</text:p>
          </table:table-cell>
          <table:table-cell table:number-columns-repeated="3"/>
        </table:table-row>
        <table:table-row table:style-name="ro1">
          <table:table-cell table:formula="of:=[.A44]*[.$C$2]+[.$B$2]*(1-[.$C$2])" office:value-type="float" office:value="0.963130549354804" calcext:value-type="float">
            <text:p>0.963130549354804</text:p>
          </table:table-cell>
          <table:table-cell table:number-columns-repeated="3"/>
        </table:table-row>
        <table:table-row table:style-name="ro1">
          <table:table-cell table:formula="of:=[.A45]*[.$C$2]+[.$B$2]*(1-[.$C$2])" office:value-type="float" office:value="0.965854511261664" calcext:value-type="float">
            <text:p>0.965854511261664</text:p>
          </table:table-cell>
          <table:table-cell table:number-columns-repeated="3"/>
        </table:table-row>
        <table:table-row table:style-name="ro1">
          <table:table-cell table:formula="of:=[.A46]*[.$C$2]+[.$B$2]*(1-[.$C$2])" office:value-type="float" office:value="0.968377223398316" calcext:value-type="float">
            <text:p>0.968377223398316</text:p>
          </table:table-cell>
          <table:table-cell table:number-columns-repeated="3"/>
        </table:table-row>
        <table:table-row table:style-name="ro1">
          <table:table-cell table:formula="of:=[.A47]*[.$C$2]+[.$B$2]*(1-[.$C$2])" office:value-type="float" office:value="0.970713554353748" calcext:value-type="float">
            <text:p>0.970713554353748</text:p>
          </table:table-cell>
          <table:table-cell table:number-columns-repeated="3"/>
        </table:table-row>
        <table:table-row table:style-name="ro1">
          <table:table-cell table:formula="of:=[.A48]*[.$C$2]+[.$B$2]*(1-[.$C$2])" office:value-type="float" office:value="0.97287727420668" calcext:value-type="float">
            <text:p>0.97287727420668</text:p>
          </table:table-cell>
          <table:table-cell table:number-columns-repeated="3"/>
        </table:table-row>
        <table:table-row table:style-name="ro1">
          <table:table-cell table:formula="of:=[.A49]*[.$C$2]+[.$B$2]*(1-[.$C$2])" office:value-type="float" office:value="0.974881135684904" calcext:value-type="float">
            <text:p>0.974881135684904</text:p>
          </table:table-cell>
          <table:table-cell table:number-columns-repeated="3"/>
        </table:table-row>
        <table:table-row table:style-name="ro1">
          <table:table-cell table:formula="of:=[.A50]*[.$C$2]+[.$B$2]*(1-[.$C$2])" office:value-type="float" office:value="0.976736949328464" calcext:value-type="float">
            <text:p>0.976736949328464</text:p>
          </table:table-cell>
          <table:table-cell table:number-columns-repeated="3"/>
        </table:table-row>
        <table:table-row table:style-name="ro1">
          <table:table-cell table:formula="of:=[.A51]*[.$C$2]+[.$B$2]*(1-[.$C$2])" office:value-type="float" office:value="0.978455653099681" calcext:value-type="float">
            <text:p>0.978455653099681</text:p>
          </table:table-cell>
          <table:table-cell table:number-columns-repeated="3"/>
        </table:table-row>
        <table:table-row table:style-name="ro1">
          <table:table-cell table:formula="of:=[.A52]*[.$C$2]+[.$B$2]*(1-[.$C$2])" office:value-type="float" office:value="0.980047376850311" calcext:value-type="float">
            <text:p>0.980047376850311</text:p>
          </table:table-cell>
          <table:table-cell table:number-columns-repeated="3"/>
        </table:table-row>
        <table:table-row table:style-name="ro1">
          <table:table-cell table:formula="of:=[.A53]*[.$C$2]+[.$B$2]*(1-[.$C$2])" office:value-type="float" office:value="0.981521502025777" calcext:value-type="float">
            <text:p>0.981521502025777</text:p>
          </table:table-cell>
          <table:table-cell table:number-columns-repeated="3"/>
        </table:table-row>
        <table:table-row table:style-name="ro1">
          <table:table-cell table:formula="of:=[.A54]*[.$C$2]+[.$B$2]*(1-[.$C$2])" office:value-type="float" office:value="0.982886716958382" calcext:value-type="float">
            <text:p>0.982886716958382</text:p>
          </table:table-cell>
          <table:table-cell table:number-columns-repeated="3"/>
        </table:table-row>
        <table:table-row table:style-name="ro1">
          <table:table-cell table:formula="of:=[.A55]*[.$C$2]+[.$B$2]*(1-[.$C$2])" office:value-type="float" office:value="0.984151068075389" calcext:value-type="float">
            <text:p>0.984151068075389</text:p>
          </table:table-cell>
          <table:table-cell table:number-columns-repeated="3"/>
        </table:table-row>
        <table:table-row table:style-name="ro1">
          <table:table-cell table:formula="of:=[.A56]*[.$C$2]+[.$B$2]*(1-[.$C$2])" office:value-type="float" office:value="0.985322007323779" calcext:value-type="float">
            <text:p>0.985322007323779</text:p>
          </table:table-cell>
          <table:table-cell table:number-columns-repeated="3"/>
        </table:table-row>
        <table:table-row table:style-name="ro1">
          <table:table-cell table:formula="of:=[.A57]*[.$C$2]+[.$B$2]*(1-[.$C$2])" office:value-type="float" office:value="0.986406436091215" calcext:value-type="float">
            <text:p>0.986406436091215</text:p>
          </table:table-cell>
          <table:table-cell table:number-columns-repeated="3"/>
        </table:table-row>
        <table:table-row table:style-name="ro1">
          <table:table-cell table:formula="of:=[.A58]*[.$C$2]+[.$B$2]*(1-[.$C$2])" office:value-type="float" office:value="0.987410745882058" calcext:value-type="float">
            <text:p>0.987410745882058</text:p>
          </table:table-cell>
          <table:table-cell table:number-columns-repeated="3"/>
        </table:table-row>
        <table:table-row table:style-name="ro1">
          <table:table-cell table:formula="of:=[.A59]*[.$C$2]+[.$B$2]*(1-[.$C$2])" office:value-type="float" office:value="0.988340855988202" calcext:value-type="float">
            <text:p>0.988340855988202</text:p>
          </table:table-cell>
          <table:table-cell table:number-columns-repeated="3"/>
        </table:table-row>
        <table:table-row table:style-name="ro1">
          <table:table-cell table:formula="of:=[.A60]*[.$C$2]+[.$B$2]*(1-[.$C$2])" office:value-type="float" office:value="0.989202248376723" calcext:value-type="float">
            <text:p>0.989202248376723</text:p>
          </table:table-cell>
          <table:table-cell table:number-columns-repeated="3"/>
        </table:table-row>
        <table:table-row table:style-name="ro1">
          <table:table-cell table:formula="of:=[.A61]*[.$C$2]+[.$B$2]*(1-[.$C$2])" office:value-type="float" office:value="0.99" calcext:value-type="float">
            <text:p>0.99</text:p>
          </table:table-cell>
          <table:table-cell table:number-columns-repeated="3"/>
        </table:table-row>
        <table:table-row table:style-name="ro1">
          <table:table-cell table:formula="of:=[.A62]*[.$C$2]+[.$B$2]*(1-[.$C$2])" office:value-type="float" office:value="0.990738812718712" calcext:value-type="float">
            <text:p>0.990738812718712</text:p>
          </table:table-cell>
          <table:table-cell table:number-columns-repeated="3"/>
        </table:table-row>
        <table:table-row table:style-name="ro1">
          <table:table-cell table:formula="of:=[.A63]*[.$C$2]+[.$B$2]*(1-[.$C$2])" office:value-type="float" office:value="0.991423041014091" calcext:value-type="float">
            <text:p>0.991423041014091</text:p>
          </table:table-cell>
          <table:table-cell table:number-columns-repeated="3"/>
        </table:table-row>
        <table:table-row table:style-name="ro1">
          <table:table-cell table:formula="of:=[.A64]*[.$C$2]+[.$B$2]*(1-[.$C$2])" office:value-type="float" office:value="0.992056717652757" calcext:value-type="float">
            <text:p>0.992056717652757</text:p>
          </table:table-cell>
          <table:table-cell table:number-columns-repeated="3"/>
        </table:table-row>
        <table:table-row table:style-name="ro1">
          <table:table-cell table:formula="of:=[.A65]*[.$C$2]+[.$B$2]*(1-[.$C$2])" office:value-type="float" office:value="0.992643577455403" calcext:value-type="float">
            <text:p>0.992643577455403</text:p>
          </table:table-cell>
          <table:table-cell table:number-columns-repeated="3"/>
        </table:table-row>
        <table:table-row table:style-name="ro1">
          <table:table-cell table:formula="of:=[.A66]*[.$C$2]+[.$B$2]*(1-[.$C$2])" office:value-type="float" office:value="0.99318707930942" calcext:value-type="float">
            <text:p>0.99318707930942</text:p>
          </table:table-cell>
          <table:table-cell table:number-columns-repeated="3"/>
        </table:table-row>
        <table:table-row table:style-name="ro1">
          <table:table-cell table:formula="of:=[.A67]*[.$C$2]+[.$B$2]*(1-[.$C$2])" office:value-type="float" office:value="0.993690426555198" calcext:value-type="float">
            <text:p>0.993690426555198</text:p>
          </table:table-cell>
          <table:table-cell table:number-columns-repeated="3"/>
        </table:table-row>
        <table:table-row table:style-name="ro1">
          <table:table-cell table:formula="of:=[.A68]*[.$C$2]+[.$B$2]*(1-[.$C$2])" office:value-type="float" office:value="0.994156585866265" calcext:value-type="float">
            <text:p>0.994156585866265</text:p>
          </table:table-cell>
          <table:table-cell table:number-columns-repeated="3"/>
        </table:table-row>
        <table:table-row table:style-name="ro1">
          <table:table-cell table:formula="of:=[.A69]*[.$C$2]+[.$B$2]*(1-[.$C$2])" office:value-type="float" office:value="0.994588304734535" calcext:value-type="float">
            <text:p>0.994588304734535</text:p>
          </table:table-cell>
          <table:table-cell table:number-columns-repeated="3"/>
        </table:table-row>
        <table:table-row table:style-name="ro1">
          <table:table-cell table:formula="of:=[.A70]*[.$C$2]+[.$B$2]*(1-[.$C$2])" office:value-type="float" office:value="0.994988127663727" calcext:value-type="float">
            <text:p>0.994988127663727</text:p>
          </table:table-cell>
          <table:table-cell table:number-columns-repeated="3"/>
        </table:table-row>
        <table:table-row table:style-name="ro1">
          <table:table-cell table:formula="of:=[.A71]*[.$C$2]+[.$B$2]*(1-[.$C$2])" office:value-type="float" office:value="0.995358411166387" calcext:value-type="float">
            <text:p>0.995358411166387</text:p>
          </table:table-cell>
          <table:table-cell table:number-columns-repeated="3"/>
        </table:table-row>
        <table:table-row table:style-name="ro1">
          <table:table-cell table:formula="of:=[.A72]*[.$C$2]+[.$B$2]*(1-[.$C$2])" office:value-type="float" office:value="0.995701337652918" calcext:value-type="float">
            <text:p>0.995701337652918</text:p>
          </table:table-cell>
          <table:table-cell table:number-columns-repeated="3"/>
        </table:table-row>
        <table:table-row table:style-name="ro1">
          <table:table-cell table:formula="of:=[.A73]*[.$C$2]+[.$B$2]*(1-[.$C$2])" office:value-type="float" office:value="0.996018928294465" calcext:value-type="float">
            <text:p>0.996018928294465</text:p>
          </table:table-cell>
          <table:table-cell table:number-columns-repeated="3"/>
        </table:table-row>
        <table:table-row table:style-name="ro1">
          <table:table-cell table:formula="of:=[.A74]*[.$C$2]+[.$B$2]*(1-[.$C$2])" office:value-type="float" office:value="0.99631305493548" calcext:value-type="float">
            <text:p>0.99631305493548</text:p>
          </table:table-cell>
          <table:table-cell table:number-columns-repeated="3"/>
        </table:table-row>
        <table:table-row table:style-name="ro1">
          <table:table-cell table:formula="of:=[.A75]*[.$C$2]+[.$B$2]*(1-[.$C$2])" office:value-type="float" office:value="0.996585451126166" calcext:value-type="float">
            <text:p>0.996585451126166</text:p>
          </table:table-cell>
          <table:table-cell table:number-columns-repeated="3"/>
        </table:table-row>
        <table:table-row table:style-name="ro1">
          <table:table-cell table:formula="of:=[.A76]*[.$C$2]+[.$B$2]*(1-[.$C$2])" office:value-type="float" office:value="0.996837722339832" calcext:value-type="float">
            <text:p>0.996837722339832</text:p>
          </table:table-cell>
          <table:table-cell table:number-columns-repeated="3"/>
        </table:table-row>
        <table:table-row table:style-name="ro1">
          <table:table-cell table:formula="of:=[.A77]*[.$C$2]+[.$B$2]*(1-[.$C$2])" office:value-type="float" office:value="0.997071355435375" calcext:value-type="float">
            <text:p>0.997071355435375</text:p>
          </table:table-cell>
          <table:table-cell table:number-columns-repeated="3"/>
        </table:table-row>
        <table:table-row table:style-name="ro1">
          <table:table-cell table:formula="of:=[.A78]*[.$C$2]+[.$B$2]*(1-[.$C$2])" office:value-type="float" office:value="0.997287727420668" calcext:value-type="float">
            <text:p>0.997287727420668</text:p>
          </table:table-cell>
          <table:table-cell table:number-columns-repeated="3"/>
        </table:table-row>
        <table:table-row table:style-name="ro1">
          <table:table-cell table:formula="of:=[.A79]*[.$C$2]+[.$B$2]*(1-[.$C$2])" office:value-type="float" office:value="0.99748811356849" calcext:value-type="float">
            <text:p>0.99748811356849</text:p>
          </table:table-cell>
          <table:table-cell table:number-columns-repeated="3"/>
        </table:table-row>
        <table:table-row table:style-name="ro1">
          <table:table-cell table:formula="of:=[.A80]*[.$C$2]+[.$B$2]*(1-[.$C$2])" office:value-type="float" office:value="0.997673694932846" calcext:value-type="float">
            <text:p>0.997673694932846</text:p>
          </table:table-cell>
          <table:table-cell table:number-columns-repeated="3"/>
        </table:table-row>
        <table:table-row table:style-name="ro1">
          <table:table-cell table:formula="of:=[.A81]*[.$C$2]+[.$B$2]*(1-[.$C$2])" office:value-type="float" office:value="0.997845565309968" calcext:value-type="float">
            <text:p>0.997845565309968</text:p>
          </table:table-cell>
          <table:table-cell table:number-columns-repeated="3"/>
        </table:table-row>
        <table:table-row table:style-name="ro1">
          <table:table-cell table:formula="of:=[.A82]*[.$C$2]+[.$B$2]*(1-[.$C$2])" office:value-type="float" office:value="0.998004737685031" calcext:value-type="float">
            <text:p>0.998004737685031</text:p>
          </table:table-cell>
          <table:table-cell table:number-columns-repeated="3"/>
        </table:table-row>
        <table:table-row table:style-name="ro1">
          <table:table-cell table:formula="of:=[.A83]*[.$C$2]+[.$B$2]*(1-[.$C$2])" office:value-type="float" office:value="0.998152150202578" calcext:value-type="float">
            <text:p>0.998152150202578</text:p>
          </table:table-cell>
          <table:table-cell table:number-columns-repeated="3"/>
        </table:table-row>
        <table:table-row table:style-name="ro1">
          <table:table-cell table:formula="of:=[.A84]*[.$C$2]+[.$B$2]*(1-[.$C$2])" office:value-type="float" office:value="0.998288671695838" calcext:value-type="float">
            <text:p>0.998288671695838</text:p>
          </table:table-cell>
          <table:table-cell table:number-columns-repeated="3"/>
        </table:table-row>
        <table:table-row table:style-name="ro1">
          <table:table-cell table:formula="of:=[.A85]*[.$C$2]+[.$B$2]*(1-[.$C$2])" office:value-type="float" office:value="0.998415106807539" calcext:value-type="float">
            <text:p>0.998415106807539</text:p>
          </table:table-cell>
          <table:table-cell table:number-columns-repeated="3"/>
        </table:table-row>
        <table:table-row table:style-name="ro1">
          <table:table-cell table:formula="of:=[.A86]*[.$C$2]+[.$B$2]*(1-[.$C$2])" office:value-type="float" office:value="0.998532200732378" calcext:value-type="float">
            <text:p>0.998532200732378</text:p>
          </table:table-cell>
          <table:table-cell table:number-columns-repeated="3"/>
        </table:table-row>
        <table:table-row table:style-name="ro1">
          <table:table-cell table:formula="of:=[.A87]*[.$C$2]+[.$B$2]*(1-[.$C$2])" office:value-type="float" office:value="0.998640643609121" calcext:value-type="float">
            <text:p>0.998640643609121</text:p>
          </table:table-cell>
          <table:table-cell table:number-columns-repeated="3"/>
        </table:table-row>
        <table:table-row table:style-name="ro1">
          <table:table-cell table:formula="of:=[.A88]*[.$C$2]+[.$B$2]*(1-[.$C$2])" office:value-type="float" office:value="0.998741074588206" calcext:value-type="float">
            <text:p>0.998741074588206</text:p>
          </table:table-cell>
          <table:table-cell table:number-columns-repeated="3"/>
        </table:table-row>
        <table:table-row table:style-name="ro1">
          <table:table-cell table:formula="of:=[.A89]*[.$C$2]+[.$B$2]*(1-[.$C$2])" office:value-type="float" office:value="0.99883408559882" calcext:value-type="float">
            <text:p>0.99883408559882</text:p>
          </table:table-cell>
          <table:table-cell table:number-columns-repeated="3"/>
        </table:table-row>
        <table:table-row table:style-name="ro1">
          <table:table-cell table:formula="of:=[.A90]*[.$C$2]+[.$B$2]*(1-[.$C$2])" office:value-type="float" office:value="0.998920224837672" calcext:value-type="float">
            <text:p>0.998920224837672</text:p>
          </table:table-cell>
          <table:table-cell table:number-columns-repeated="3"/>
        </table:table-row>
        <table:table-row table:style-name="ro1">
          <table:table-cell table:formula="of:=[.A91]*[.$C$2]+[.$B$2]*(1-[.$C$2])" office:value-type="float" office:value="0.999" calcext:value-type="float">
            <text:p>0.999</text:p>
          </table:table-cell>
          <table:table-cell table:number-columns-repeated="3"/>
        </table:table-row>
        <table:table-row table:style-name="ro1">
          <table:table-cell table:formula="of:=[.A92]*[.$C$2]+[.$B$2]*(1-[.$C$2])" office:value-type="float" office:value="0.999073881271871" calcext:value-type="float">
            <text:p>0.999073881271871</text:p>
          </table:table-cell>
          <table:table-cell table:number-columns-repeated="3"/>
        </table:table-row>
        <table:table-row table:style-name="ro1">
          <table:table-cell table:formula="of:=[.A93]*[.$C$2]+[.$B$2]*(1-[.$C$2])" office:value-type="float" office:value="0.999142304101409" calcext:value-type="float">
            <text:p>0.999142304101409</text:p>
          </table:table-cell>
          <table:table-cell table:number-columns-repeated="3"/>
        </table:table-row>
        <table:table-row table:style-name="ro1">
          <table:table-cell table:formula="of:=[.A94]*[.$C$2]+[.$B$2]*(1-[.$C$2])" office:value-type="float" office:value="0.999205671765276" calcext:value-type="float">
            <text:p>0.999205671765276</text:p>
          </table:table-cell>
          <table:table-cell table:number-columns-repeated="3"/>
        </table:table-row>
        <table:table-row table:style-name="ro1">
          <table:table-cell table:formula="of:=[.A95]*[.$C$2]+[.$B$2]*(1-[.$C$2])" office:value-type="float" office:value="0.99926435774554" calcext:value-type="float">
            <text:p>0.99926435774554</text:p>
          </table:table-cell>
          <table:table-cell table:number-columns-repeated="3"/>
        </table:table-row>
        <table:table-row table:style-name="ro1">
          <table:table-cell table:formula="of:=[.A96]*[.$C$2]+[.$B$2]*(1-[.$C$2])" office:value-type="float" office:value="0.999318707930942" calcext:value-type="float">
            <text:p>0.999318707930942</text:p>
          </table:table-cell>
          <table:table-cell table:number-columns-repeated="3"/>
        </table:table-row>
        <table:table-row table:style-name="ro1">
          <table:table-cell table:formula="of:=[.A97]*[.$C$2]+[.$B$2]*(1-[.$C$2])" office:value-type="float" office:value="0.99936904265552" calcext:value-type="float">
            <text:p>0.99936904265552</text:p>
          </table:table-cell>
          <table:table-cell table:number-columns-repeated="3"/>
        </table:table-row>
        <table:table-row table:style-name="ro1">
          <table:table-cell table:formula="of:=[.A98]*[.$C$2]+[.$B$2]*(1-[.$C$2])" office:value-type="float" office:value="0.999415658586626" calcext:value-type="float">
            <text:p>0.999415658586626</text:p>
          </table:table-cell>
          <table:table-cell table:number-columns-repeated="3"/>
        </table:table-row>
        <table:table-row table:style-name="ro1">
          <table:table-cell table:formula="of:=[.A99]*[.$C$2]+[.$B$2]*(1-[.$C$2])" office:value-type="float" office:value="0.999458830473453" calcext:value-type="float">
            <text:p>0.999458830473453</text:p>
          </table:table-cell>
          <table:table-cell table:number-columns-repeated="3"/>
        </table:table-row>
        <table:table-row table:style-name="ro1">
          <table:table-cell table:formula="of:=[.A100]*[.$C$2]+[.$B$2]*(1-[.$C$2])" office:value-type="float" office:value="0.999498812766373" calcext:value-type="float">
            <text:p>0.999498812766373</text:p>
          </table:table-cell>
          <table:table-cell table:number-columns-repeated="3"/>
        </table:table-row>
        <table:table-row table:style-name="ro1">
          <table:table-cell table:formula="of:=[.A101]*[.$C$2]+[.$B$2]*(1-[.$C$2])" office:value-type="float" office:value="0.999535841116639" calcext:value-type="float">
            <text:p>0.999535841116639</text:p>
          </table:table-cell>
          <table:table-cell table:number-columns-repeated="3"/>
        </table:table-row>
        <table:table-row table:style-name="ro1">
          <table:table-cell table:formula="of:=[.A102]*[.$C$2]+[.$B$2]*(1-[.$C$2])" office:value-type="float" office:value="0.999570133765292" calcext:value-type="float">
            <text:p>0.999570133765292</text:p>
          </table:table-cell>
          <table:table-cell table:number-columns-repeated="3"/>
        </table:table-row>
        <table:table-row table:style-name="ro1">
          <table:table-cell table:formula="of:=[.A103]*[.$C$2]+[.$B$2]*(1-[.$C$2])" office:value-type="float" office:value="0.999601892829447" calcext:value-type="float">
            <text:p>0.999601892829447</text:p>
          </table:table-cell>
          <table:table-cell table:number-columns-repeated="3"/>
        </table:table-row>
        <table:table-row table:style-name="ro1">
          <table:table-cell table:formula="of:=[.A104]*[.$C$2]+[.$B$2]*(1-[.$C$2])" office:value-type="float" office:value="0.999631305493548" calcext:value-type="float">
            <text:p>0.999631305493548</text:p>
          </table:table-cell>
          <table:table-cell table:number-columns-repeated="3"/>
        </table:table-row>
        <table:table-row table:style-name="ro1">
          <table:table-cell table:formula="of:=[.A105]*[.$C$2]+[.$B$2]*(1-[.$C$2])" office:value-type="float" office:value="0.999658545112617" calcext:value-type="float">
            <text:p>0.999658545112617</text:p>
          </table:table-cell>
          <table:table-cell table:number-columns-repeated="3"/>
        </table:table-row>
        <table:table-row table:style-name="ro1">
          <table:table-cell table:formula="of:=[.A106]*[.$C$2]+[.$B$2]*(1-[.$C$2])" office:value-type="float" office:value="0.999683772233983" calcext:value-type="float">
            <text:p>0.999683772233983</text:p>
          </table:table-cell>
          <table:table-cell table:number-columns-repeated="3"/>
        </table:table-row>
        <table:table-row table:style-name="ro1">
          <table:table-cell table:formula="of:=[.A107]*[.$C$2]+[.$B$2]*(1-[.$C$2])" office:value-type="float" office:value="0.999707135543537" calcext:value-type="float">
            <text:p>0.999707135543537</text:p>
          </table:table-cell>
          <table:table-cell table:number-columns-repeated="3"/>
        </table:table-row>
        <table:table-row table:style-name="ro1">
          <table:table-cell table:formula="of:=[.A108]*[.$C$2]+[.$B$2]*(1-[.$C$2])" office:value-type="float" office:value="0.999728772742067" calcext:value-type="float">
            <text:p>0.999728772742067</text:p>
          </table:table-cell>
          <table:table-cell table:number-columns-repeated="3"/>
        </table:table-row>
        <table:table-row table:style-name="ro1">
          <table:table-cell table:formula="of:=[.A109]*[.$C$2]+[.$B$2]*(1-[.$C$2])" office:value-type="float" office:value="0.999748811356849" calcext:value-type="float">
            <text:p>0.999748811356849</text:p>
          </table:table-cell>
          <table:table-cell table:number-columns-repeated="3"/>
        </table:table-row>
        <table:table-row table:style-name="ro1">
          <table:table-cell table:formula="of:=[.A110]*[.$C$2]+[.$B$2]*(1-[.$C$2])" office:value-type="float" office:value="0.999767369493285" calcext:value-type="float">
            <text:p>0.999767369493285</text:p>
          </table:table-cell>
          <table:table-cell table:number-columns-repeated="3"/>
        </table:table-row>
        <table:table-row table:style-name="ro1">
          <table:table-cell table:formula="of:=[.A111]*[.$C$2]+[.$B$2]*(1-[.$C$2])" office:value-type="float" office:value="0.999784556530997" calcext:value-type="float">
            <text:p>0.999784556530997</text:p>
          </table:table-cell>
          <table:table-cell table:number-columns-repeated="3"/>
        </table:table-row>
        <table:table-row table:style-name="ro1">
          <table:table-cell table:formula="of:=[.A112]*[.$C$2]+[.$B$2]*(1-[.$C$2])" office:value-type="float" office:value="0.999800473768503" calcext:value-type="float">
            <text:p>0.999800473768503</text:p>
          </table:table-cell>
          <table:table-cell table:number-columns-repeated="3"/>
        </table:table-row>
        <table:table-row table:style-name="ro1">
          <table:table-cell table:formula="of:=[.A113]*[.$C$2]+[.$B$2]*(1-[.$C$2])" office:value-type="float" office:value="0.999815215020258" calcext:value-type="float">
            <text:p>0.999815215020258</text:p>
          </table:table-cell>
          <table:table-cell table:number-columns-repeated="3"/>
        </table:table-row>
        <table:table-row table:style-name="ro1">
          <table:table-cell table:formula="of:=[.A114]*[.$C$2]+[.$B$2]*(1-[.$C$2])" office:value-type="float" office:value="0.999828867169584" calcext:value-type="float">
            <text:p>0.999828867169584</text:p>
          </table:table-cell>
          <table:table-cell table:number-columns-repeated="3"/>
        </table:table-row>
        <table:table-row table:style-name="ro1">
          <table:table-cell table:formula="of:=[.A115]*[.$C$2]+[.$B$2]*(1-[.$C$2])" office:value-type="float" office:value="0.999841510680754" calcext:value-type="float">
            <text:p>0.999841510680754</text:p>
          </table:table-cell>
          <table:table-cell table:number-columns-repeated="3"/>
        </table:table-row>
        <table:table-row table:style-name="ro1">
          <table:table-cell table:formula="of:=[.A116]*[.$C$2]+[.$B$2]*(1-[.$C$2])" office:value-type="float" office:value="0.999853220073238" calcext:value-type="float">
            <text:p>0.999853220073238</text:p>
          </table:table-cell>
          <table:table-cell table:number-columns-repeated="3"/>
        </table:table-row>
        <table:table-row table:style-name="ro1">
          <table:table-cell table:formula="of:=[.A117]*[.$C$2]+[.$B$2]*(1-[.$C$2])" office:value-type="float" office:value="0.999864064360912" calcext:value-type="float">
            <text:p>0.999864064360912</text:p>
          </table:table-cell>
          <table:table-cell table:number-columns-repeated="3"/>
        </table:table-row>
        <table:table-row table:style-name="ro1">
          <table:table-cell table:formula="of:=[.A118]*[.$C$2]+[.$B$2]*(1-[.$C$2])" office:value-type="float" office:value="0.999874107458821" calcext:value-type="float">
            <text:p>0.999874107458821</text:p>
          </table:table-cell>
          <table:table-cell table:number-columns-repeated="3"/>
        </table:table-row>
        <table:table-row table:style-name="ro1">
          <table:table-cell table:formula="of:=[.A119]*[.$C$2]+[.$B$2]*(1-[.$C$2])" office:value-type="float" office:value="0.999883408559882" calcext:value-type="float">
            <text:p>0.999883408559882</text:p>
          </table:table-cell>
          <table:table-cell table:number-columns-repeated="3"/>
        </table:table-row>
        <table:table-row table:style-name="ro1">
          <table:table-cell table:formula="of:=[.A120]*[.$C$2]+[.$B$2]*(1-[.$C$2])" office:value-type="float" office:value="0.999892022483767" calcext:value-type="float">
            <text:p>0.999892022483767</text:p>
          </table:table-cell>
          <table:table-cell table:number-columns-repeated="3"/>
        </table:table-row>
        <table:table-row table:style-name="ro1">
          <table:table-cell table:formula="of:=[.A121]*[.$C$2]+[.$B$2]*(1-[.$C$2])" office:value-type="float" office:value="0.9999" calcext:value-type="float">
            <text:p>0.9999</text:p>
          </table:table-cell>
          <table:table-cell table:number-columns-repeated="3"/>
        </table:table-row>
        <table:table-row table:style-name="ro1">
          <table:table-cell table:formula="of:=[.A122]*[.$C$2]+[.$B$2]*(1-[.$C$2])" office:value-type="float" office:value="0.999907388127187" calcext:value-type="float">
            <text:p>0.999907388127187</text:p>
          </table:table-cell>
          <table:table-cell table:number-columns-repeated="3"/>
        </table:table-row>
        <table:table-row table:style-name="ro1">
          <table:table-cell table:formula="of:=[.A123]*[.$C$2]+[.$B$2]*(1-[.$C$2])" office:value-type="float" office:value="0.999914230410141" calcext:value-type="float">
            <text:p>0.999914230410141</text:p>
          </table:table-cell>
          <table:table-cell table:number-columns-repeated="3"/>
        </table:table-row>
        <table:table-row table:style-name="ro1">
          <table:table-cell table:formula="of:=[.A124]*[.$C$2]+[.$B$2]*(1-[.$C$2])" office:value-type="float" office:value="0.999920567176527" calcext:value-type="float">
            <text:p>0.999920567176527</text:p>
          </table:table-cell>
          <table:table-cell table:number-columns-repeated="3"/>
        </table:table-row>
        <table:table-row table:style-name="ro1">
          <table:table-cell table:formula="of:=[.A125]*[.$C$2]+[.$B$2]*(1-[.$C$2])" office:value-type="float" office:value="0.999926435774554" calcext:value-type="float">
            <text:p>0.999926435774554</text:p>
          </table:table-cell>
          <table:table-cell table:number-columns-repeated="3"/>
        </table:table-row>
        <table:table-row table:style-name="ro1">
          <table:table-cell table:formula="of:=[.A126]*[.$C$2]+[.$B$2]*(1-[.$C$2])" office:value-type="float" office:value="0.999931870793094" calcext:value-type="float">
            <text:p>0.999931870793094</text:p>
          </table:table-cell>
          <table:table-cell table:number-columns-repeated="3"/>
        </table:table-row>
        <table:table-row table:style-name="ro1">
          <table:table-cell table:formula="of:=[.A127]*[.$C$2]+[.$B$2]*(1-[.$C$2])" office:value-type="float" office:value="0.999936904265552" calcext:value-type="float">
            <text:p>0.999936904265552</text:p>
          </table:table-cell>
          <table:table-cell table:number-columns-repeated="3"/>
        </table:table-row>
        <table:table-row table:style-name="ro1">
          <table:table-cell table:formula="of:=[.A128]*[.$C$2]+[.$B$2]*(1-[.$C$2])" office:value-type="float" office:value="0.999941565858662" calcext:value-type="float">
            <text:p>0.999941565858662</text:p>
          </table:table-cell>
          <table:table-cell table:number-columns-repeated="3"/>
        </table:table-row>
        <table:table-row table:style-name="ro1">
          <table:table-cell table:formula="of:=[.A129]*[.$C$2]+[.$B$2]*(1-[.$C$2])" office:value-type="float" office:value="0.999945883047345" calcext:value-type="float">
            <text:p>0.999945883047345</text:p>
          </table:table-cell>
          <table:table-cell table:number-columns-repeated="3"/>
        </table:table-row>
        <table:table-row table:style-name="ro1">
          <table:table-cell table:formula="of:=[.A130]*[.$C$2]+[.$B$2]*(1-[.$C$2])" office:value-type="float" office:value="0.999949881276637" calcext:value-type="float">
            <text:p>0.999949881276637</text:p>
          </table:table-cell>
          <table:table-cell table:number-columns-repeated="3"/>
        </table:table-row>
        <table:table-row table:style-name="ro1">
          <table:table-cell table:formula="of:=[.A131]*[.$C$2]+[.$B$2]*(1-[.$C$2])" office:value-type="float" office:value="0.999953584111664" calcext:value-type="float">
            <text:p>0.999953584111664</text:p>
          </table:table-cell>
          <table:table-cell table:number-columns-repeated="3"/>
        </table:table-row>
        <table:table-row table:style-name="ro1">
          <table:table-cell table:formula="of:=[.A132]*[.$C$2]+[.$B$2]*(1-[.$C$2])" office:value-type="float" office:value="0.999957013376529" calcext:value-type="float">
            <text:p>0.999957013376529</text:p>
          </table:table-cell>
          <table:table-cell table:number-columns-repeated="3"/>
        </table:table-row>
        <table:table-row table:style-name="ro1">
          <table:table-cell table:formula="of:=[.A133]*[.$C$2]+[.$B$2]*(1-[.$C$2])" office:value-type="float" office:value="0.999960189282945" calcext:value-type="float">
            <text:p>0.999960189282945</text:p>
          </table:table-cell>
          <table:table-cell table:number-columns-repeated="3"/>
        </table:table-row>
        <table:table-row table:style-name="ro1">
          <table:table-cell table:formula="of:=[.A134]*[.$C$2]+[.$B$2]*(1-[.$C$2])" office:value-type="float" office:value="0.999963130549355" calcext:value-type="float">
            <text:p>0.999963130549355</text:p>
          </table:table-cell>
          <table:table-cell table:number-columns-repeated="3"/>
        </table:table-row>
        <table:table-row table:style-name="ro1">
          <table:table-cell table:formula="of:=[.A135]*[.$C$2]+[.$B$2]*(1-[.$C$2])" office:value-type="float" office:value="0.999965854511262" calcext:value-type="float">
            <text:p>0.999965854511262</text:p>
          </table:table-cell>
          <table:table-cell table:number-columns-repeated="3"/>
        </table:table-row>
        <table:table-row table:style-name="ro1">
          <table:table-cell table:formula="of:=[.A136]*[.$C$2]+[.$B$2]*(1-[.$C$2])" office:value-type="float" office:value="0.999968377223398" calcext:value-type="float">
            <text:p>0.999968377223398</text:p>
          </table:table-cell>
          <table:table-cell table:number-columns-repeated="3"/>
        </table:table-row>
        <table:table-row table:style-name="ro1">
          <table:table-cell table:formula="of:=[.A137]*[.$C$2]+[.$B$2]*(1-[.$C$2])" office:value-type="float" office:value="0.999970713554354" calcext:value-type="float">
            <text:p>0.999970713554354</text:p>
          </table:table-cell>
          <table:table-cell table:number-columns-repeated="3"/>
        </table:table-row>
        <table:table-row table:style-name="ro1">
          <table:table-cell table:formula="of:=[.A138]*[.$C$2]+[.$B$2]*(1-[.$C$2])" office:value-type="float" office:value="0.999972877274207" calcext:value-type="float">
            <text:p>0.999972877274207</text:p>
          </table:table-cell>
          <table:table-cell table:number-columns-repeated="3"/>
        </table:table-row>
        <table:table-row table:style-name="ro1">
          <table:table-cell table:formula="of:=[.A139]*[.$C$2]+[.$B$2]*(1-[.$C$2])" office:value-type="float" office:value="0.999974881135685" calcext:value-type="float">
            <text:p>0.999974881135685</text:p>
          </table:table-cell>
          <table:table-cell table:number-columns-repeated="3"/>
        </table:table-row>
        <table:table-row table:style-name="ro1">
          <table:table-cell table:formula="of:=[.A140]*[.$C$2]+[.$B$2]*(1-[.$C$2])" office:value-type="float" office:value="0.999976736949328" calcext:value-type="float">
            <text:p>0.999976736949328</text:p>
          </table:table-cell>
          <table:table-cell table:number-columns-repeated="3"/>
        </table:table-row>
        <table:table-row table:style-name="ro1">
          <table:table-cell table:formula="of:=[.A141]*[.$C$2]+[.$B$2]*(1-[.$C$2])" office:value-type="float" office:value="0.9999784556531" calcext:value-type="float">
            <text:p>0.9999784556531</text:p>
          </table:table-cell>
          <table:table-cell table:number-columns-repeated="3"/>
        </table:table-row>
        <table:table-row table:style-name="ro1">
          <table:table-cell table:formula="of:=[.A142]*[.$C$2]+[.$B$2]*(1-[.$C$2])" office:value-type="float" office:value="0.99998004737685" calcext:value-type="float">
            <text:p>0.99998004737685</text:p>
          </table:table-cell>
          <table:table-cell table:number-columns-repeated="3"/>
        </table:table-row>
        <table:table-row table:style-name="ro1">
          <table:table-cell table:formula="of:=[.A143]*[.$C$2]+[.$B$2]*(1-[.$C$2])" office:value-type="float" office:value="0.999981521502026" calcext:value-type="float">
            <text:p>0.999981521502026</text:p>
          </table:table-cell>
          <table:table-cell table:number-columns-repeated="3"/>
        </table:table-row>
        <table:table-row table:style-name="ro1">
          <table:table-cell table:formula="of:=[.A144]*[.$C$2]+[.$B$2]*(1-[.$C$2])" office:value-type="float" office:value="0.999982886716958" calcext:value-type="float">
            <text:p>0.999982886716958</text:p>
          </table:table-cell>
          <table:table-cell table:number-columns-repeated="3"/>
        </table:table-row>
        <table:table-row table:style-name="ro1">
          <table:table-cell table:formula="of:=[.A145]*[.$C$2]+[.$B$2]*(1-[.$C$2])" office:value-type="float" office:value="0.999984151068075" calcext:value-type="float">
            <text:p>0.999984151068075</text:p>
          </table:table-cell>
          <table:table-cell table:number-columns-repeated="3"/>
        </table:table-row>
        <table:table-row table:style-name="ro1">
          <table:table-cell table:formula="of:=[.A146]*[.$C$2]+[.$B$2]*(1-[.$C$2])" office:value-type="float" office:value="0.999985322007324" calcext:value-type="float">
            <text:p>0.999985322007324</text:p>
          </table:table-cell>
          <table:table-cell table:number-columns-repeated="3"/>
        </table:table-row>
        <table:table-row table:style-name="ro1">
          <table:table-cell table:formula="of:=[.A147]*[.$C$2]+[.$B$2]*(1-[.$C$2])" office:value-type="float" office:value="0.999986406436091" calcext:value-type="float">
            <text:p>0.999986406436091</text:p>
          </table:table-cell>
          <table:table-cell table:number-columns-repeated="3"/>
        </table:table-row>
        <table:table-row table:style-name="ro1">
          <table:table-cell table:formula="of:=[.A148]*[.$C$2]+[.$B$2]*(1-[.$C$2])" office:value-type="float" office:value="0.999987410745882" calcext:value-type="float">
            <text:p>0.999987410745882</text:p>
          </table:table-cell>
          <table:table-cell table:number-columns-repeated="3"/>
        </table:table-row>
        <table:table-row table:style-name="ro1">
          <table:table-cell table:formula="of:=[.A149]*[.$C$2]+[.$B$2]*(1-[.$C$2])" office:value-type="float" office:value="0.999988340855988" calcext:value-type="float">
            <text:p>0.999988340855988</text:p>
          </table:table-cell>
          <table:table-cell table:number-columns-repeated="3"/>
        </table:table-row>
        <table:table-row table:style-name="ro1">
          <table:table-cell table:formula="of:=[.A150]*[.$C$2]+[.$B$2]*(1-[.$C$2])" office:value-type="float" office:value="0.999989202248377" calcext:value-type="float">
            <text:p>0.999989202248377</text:p>
          </table:table-cell>
          <table:table-cell table:number-columns-repeated="3"/>
        </table:table-row>
        <table:table-row table:style-name="ro1">
          <table:table-cell table:formula="of:=[.A151]*[.$C$2]+[.$B$2]*(1-[.$C$2])" office:value-type="float" office:value="0.99999" calcext:value-type="float">
            <text:p>0.99999</text:p>
          </table:table-cell>
          <table:table-cell table:number-columns-repeated="3"/>
        </table:table-row>
        <table:table-row table:style-name="ro1">
          <table:table-cell table:formula="of:=[.A152]*[.$C$2]+[.$B$2]*(1-[.$C$2])" office:value-type="float" office:value="0.999990738812719" calcext:value-type="float">
            <text:p>0.999990738812719</text:p>
          </table:table-cell>
          <table:table-cell table:number-columns-repeated="3"/>
        </table:table-row>
        <table:table-row table:style-name="ro1">
          <table:table-cell table:formula="of:=[.A153]*[.$C$2]+[.$B$2]*(1-[.$C$2])" office:value-type="float" office:value="0.999991423041014" calcext:value-type="float">
            <text:p>0.999991423041014</text:p>
          </table:table-cell>
          <table:table-cell table:number-columns-repeated="3"/>
        </table:table-row>
        <table:table-row table:style-name="ro1">
          <table:table-cell table:formula="of:=[.A154]*[.$C$2]+[.$B$2]*(1-[.$C$2])" office:value-type="float" office:value="0.999992056717653" calcext:value-type="float">
            <text:p>0.999992056717653</text:p>
          </table:table-cell>
          <table:table-cell table:number-columns-repeated="3"/>
        </table:table-row>
        <table:table-row table:style-name="ro1">
          <table:table-cell table:formula="of:=[.A155]*[.$C$2]+[.$B$2]*(1-[.$C$2])" office:value-type="float" office:value="0.999992643577455" calcext:value-type="float">
            <text:p>0.999992643577455</text:p>
          </table:table-cell>
          <table:table-cell table:number-columns-repeated="3"/>
        </table:table-row>
        <table:table-row table:style-name="ro1">
          <table:table-cell table:formula="of:=[.A156]*[.$C$2]+[.$B$2]*(1-[.$C$2])" office:value-type="float" office:value="0.999993187079309" calcext:value-type="float">
            <text:p>0.999993187079309</text:p>
          </table:table-cell>
          <table:table-cell table:number-columns-repeated="3"/>
        </table:table-row>
        <table:table-row table:style-name="ro1">
          <table:table-cell table:formula="of:=[.A157]*[.$C$2]+[.$B$2]*(1-[.$C$2])" office:value-type="float" office:value="0.999993690426555" calcext:value-type="float">
            <text:p>0.999993690426555</text:p>
          </table:table-cell>
          <table:table-cell table:number-columns-repeated="3"/>
        </table:table-row>
        <table:table-row table:style-name="ro1">
          <table:table-cell table:formula="of:=[.A158]*[.$C$2]+[.$B$2]*(1-[.$C$2])" office:value-type="float" office:value="0.999994156585866" calcext:value-type="float">
            <text:p>0.999994156585866</text:p>
          </table:table-cell>
          <table:table-cell table:number-columns-repeated="3"/>
        </table:table-row>
        <table:table-row table:style-name="ro1">
          <table:table-cell table:formula="of:=[.A159]*[.$C$2]+[.$B$2]*(1-[.$C$2])" office:value-type="float" office:value="0.999994588304734" calcext:value-type="float">
            <text:p>0.999994588304734</text:p>
          </table:table-cell>
          <table:table-cell table:number-columns-repeated="3"/>
        </table:table-row>
        <table:table-row table:style-name="ro1">
          <table:table-cell table:formula="of:=[.A160]*[.$C$2]+[.$B$2]*(1-[.$C$2])" office:value-type="float" office:value="0.999994988127664" calcext:value-type="float">
            <text:p>0.999994988127664</text:p>
          </table:table-cell>
          <table:table-cell table:number-columns-repeated="3"/>
        </table:table-row>
        <table:table-row table:style-name="ro1">
          <table:table-cell table:formula="of:=[.A161]*[.$C$2]+[.$B$2]*(1-[.$C$2])" office:value-type="float" office:value="0.999995358411166" calcext:value-type="float">
            <text:p>0.999995358411166</text:p>
          </table:table-cell>
          <table:table-cell table:number-columns-repeated="3"/>
        </table:table-row>
        <table:table-row table:style-name="ro1">
          <table:table-cell table:formula="of:=[.A162]*[.$C$2]+[.$B$2]*(1-[.$C$2])" office:value-type="float" office:value="0.999995701337653" calcext:value-type="float">
            <text:p>0.999995701337653</text:p>
          </table:table-cell>
          <table:table-cell table:number-columns-repeated="3"/>
        </table:table-row>
        <table:table-row table:style-name="ro1">
          <table:table-cell table:formula="of:=[.A163]*[.$C$2]+[.$B$2]*(1-[.$C$2])" office:value-type="float" office:value="0.999996018928294" calcext:value-type="float">
            <text:p>0.999996018928294</text:p>
          </table:table-cell>
          <table:table-cell table:number-columns-repeated="3"/>
        </table:table-row>
        <table:table-row table:style-name="ro1">
          <table:table-cell table:formula="of:=[.A164]*[.$C$2]+[.$B$2]*(1-[.$C$2])" office:value-type="float" office:value="0.999996313054936" calcext:value-type="float">
            <text:p>0.999996313054936</text:p>
          </table:table-cell>
          <table:table-cell table:number-columns-repeated="3"/>
        </table:table-row>
        <table:table-row table:style-name="ro1">
          <table:table-cell table:formula="of:=[.A165]*[.$C$2]+[.$B$2]*(1-[.$C$2])" office:value-type="float" office:value="0.999996585451126" calcext:value-type="float">
            <text:p>0.999996585451126</text:p>
          </table:table-cell>
          <table:table-cell table:number-columns-repeated="3"/>
        </table:table-row>
        <table:table-row table:style-name="ro1">
          <table:table-cell table:formula="of:=[.A166]*[.$C$2]+[.$B$2]*(1-[.$C$2])" office:value-type="float" office:value="0.99999683772234" calcext:value-type="float">
            <text:p>0.99999683772234</text:p>
          </table:table-cell>
          <table:table-cell table:number-columns-repeated="3"/>
        </table:table-row>
        <table:table-row table:style-name="ro1">
          <table:table-cell table:formula="of:=[.A167]*[.$C$2]+[.$B$2]*(1-[.$C$2])" office:value-type="float" office:value="0.999997071355435" calcext:value-type="float">
            <text:p>0.999997071355435</text:p>
          </table:table-cell>
          <table:table-cell table:number-columns-repeated="3"/>
        </table:table-row>
        <table:table-row table:style-name="ro1">
          <table:table-cell table:formula="of:=[.A168]*[.$C$2]+[.$B$2]*(1-[.$C$2])" office:value-type="float" office:value="0.999997287727421" calcext:value-type="float">
            <text:p>0.999997287727421</text:p>
          </table:table-cell>
          <table:table-cell table:number-columns-repeated="3"/>
        </table:table-row>
        <table:table-row table:style-name="ro1">
          <table:table-cell table:formula="of:=[.A169]*[.$C$2]+[.$B$2]*(1-[.$C$2])" office:value-type="float" office:value="0.999997488113569" calcext:value-type="float">
            <text:p>0.999997488113569</text:p>
          </table:table-cell>
          <table:table-cell table:number-columns-repeated="3"/>
        </table:table-row>
        <table:table-row table:style-name="ro1">
          <table:table-cell table:formula="of:=[.A170]*[.$C$2]+[.$B$2]*(1-[.$C$2])" office:value-type="float" office:value="0.999997673694933" calcext:value-type="float">
            <text:p>0.999997673694933</text:p>
          </table:table-cell>
          <table:table-cell table:number-columns-repeated="3"/>
        </table:table-row>
        <table:table-row table:style-name="ro1">
          <table:table-cell table:formula="of:=[.A171]*[.$C$2]+[.$B$2]*(1-[.$C$2])" office:value-type="float" office:value="0.99999784556531" calcext:value-type="float">
            <text:p>0.99999784556531</text:p>
          </table:table-cell>
          <table:table-cell table:number-columns-repeated="3"/>
        </table:table-row>
        <table:table-row table:style-name="ro1">
          <table:table-cell table:formula="of:=[.A172]*[.$C$2]+[.$B$2]*(1-[.$C$2])" office:value-type="float" office:value="0.999998004737685" calcext:value-type="float">
            <text:p>0.999998004737685</text:p>
          </table:table-cell>
          <table:table-cell table:number-columns-repeated="3"/>
        </table:table-row>
        <table:table-row table:style-name="ro1">
          <table:table-cell table:formula="of:=[.A173]*[.$C$2]+[.$B$2]*(1-[.$C$2])" office:value-type="float" office:value="0.999998152150203" calcext:value-type="float">
            <text:p>0.999998152150203</text:p>
          </table:table-cell>
          <table:table-cell table:number-columns-repeated="3"/>
        </table:table-row>
        <table:table-row table:style-name="ro1">
          <table:table-cell table:formula="of:=[.A174]*[.$C$2]+[.$B$2]*(1-[.$C$2])" office:value-type="float" office:value="0.999998288671696" calcext:value-type="float">
            <text:p>0.999998288671696</text:p>
          </table:table-cell>
          <table:table-cell table:number-columns-repeated="3"/>
        </table:table-row>
        <table:table-row table:style-name="ro1">
          <table:table-cell table:formula="of:=[.A175]*[.$C$2]+[.$B$2]*(1-[.$C$2])" office:value-type="float" office:value="0.999998415106808" calcext:value-type="float">
            <text:p>0.999998415106808</text:p>
          </table:table-cell>
          <table:table-cell table:number-columns-repeated="3"/>
        </table:table-row>
        <table:table-row table:style-name="ro1">
          <table:table-cell table:formula="of:=[.A176]*[.$C$2]+[.$B$2]*(1-[.$C$2])" office:value-type="float" office:value="0.999998532200732" calcext:value-type="float">
            <text:p>0.999998532200732</text:p>
          </table:table-cell>
          <table:table-cell table:number-columns-repeated="3"/>
        </table:table-row>
        <table:table-row table:style-name="ro1">
          <table:table-cell table:formula="of:=[.A177]*[.$C$2]+[.$B$2]*(1-[.$C$2])" office:value-type="float" office:value="0.999998640643609" calcext:value-type="float">
            <text:p>0.999998640643609</text:p>
          </table:table-cell>
          <table:table-cell table:number-columns-repeated="3"/>
        </table:table-row>
        <table:table-row table:style-name="ro1">
          <table:table-cell table:formula="of:=[.A178]*[.$C$2]+[.$B$2]*(1-[.$C$2])" office:value-type="float" office:value="0.999998741074588" calcext:value-type="float">
            <text:p>0.999998741074588</text:p>
          </table:table-cell>
          <table:table-cell table:number-columns-repeated="3"/>
        </table:table-row>
        <table:table-row table:style-name="ro1">
          <table:table-cell table:formula="of:=[.A179]*[.$C$2]+[.$B$2]*(1-[.$C$2])" office:value-type="float" office:value="0.999998834085599" calcext:value-type="float">
            <text:p>0.999998834085599</text:p>
          </table:table-cell>
          <table:table-cell table:number-columns-repeated="3"/>
        </table:table-row>
        <table:table-row table:style-name="ro1">
          <table:table-cell table:formula="of:=[.A180]*[.$C$2]+[.$B$2]*(1-[.$C$2])" office:value-type="float" office:value="0.999998920224838" calcext:value-type="float">
            <text:p>0.999998920224838</text:p>
          </table:table-cell>
          <table:table-cell table:number-columns-repeated="3"/>
        </table:table-row>
        <table:table-row table:style-name="ro1">
          <table:table-cell table:formula="of:=[.A181]*[.$C$2]+[.$B$2]*(1-[.$C$2])" office:value-type="float" office:value="0.999999" calcext:value-type="float">
            <text:p>0.999999</text:p>
          </table:table-cell>
          <table:table-cell table:number-columns-repeated="3"/>
        </table:table-row>
        <table:table-row table:style-name="ro1">
          <table:table-cell table:formula="of:=[.A182]*[.$C$2]+[.$B$2]*(1-[.$C$2])" office:value-type="float" office:value="0.999999073881272" calcext:value-type="float">
            <text:p>0.999999073881272</text:p>
          </table:table-cell>
          <table:table-cell table:number-columns-repeated="3"/>
        </table:table-row>
        <table:table-row table:style-name="ro1">
          <table:table-cell table:formula="of:=[.A183]*[.$C$2]+[.$B$2]*(1-[.$C$2])" office:value-type="float" office:value="0.999999142304101" calcext:value-type="float">
            <text:p>0.999999142304101</text:p>
          </table:table-cell>
          <table:table-cell table:number-columns-repeated="3"/>
        </table:table-row>
        <table:table-row table:style-name="ro1">
          <table:table-cell table:formula="of:=[.A184]*[.$C$2]+[.$B$2]*(1-[.$C$2])" office:value-type="float" office:value="0.999999205671765" calcext:value-type="float">
            <text:p>0.999999205671765</text:p>
          </table:table-cell>
          <table:table-cell table:number-columns-repeated="3"/>
        </table:table-row>
        <table:table-row table:style-name="ro1">
          <table:table-cell table:formula="of:=[.A185]*[.$C$2]+[.$B$2]*(1-[.$C$2])" office:value-type="float" office:value="0.999999264357746" calcext:value-type="float">
            <text:p>0.999999264357746</text:p>
          </table:table-cell>
          <table:table-cell table:number-columns-repeated="3"/>
        </table:table-row>
        <table:table-row table:style-name="ro1">
          <table:table-cell table:formula="of:=[.A186]*[.$C$2]+[.$B$2]*(1-[.$C$2])" office:value-type="float" office:value="0.999999318707931" calcext:value-type="float">
            <text:p>0.999999318707931</text:p>
          </table:table-cell>
          <table:table-cell table:number-columns-repeated="3"/>
        </table:table-row>
        <table:table-row table:style-name="ro1">
          <table:table-cell table:formula="of:=[.A187]*[.$C$2]+[.$B$2]*(1-[.$C$2])" office:value-type="float" office:value="0.999999369042656" calcext:value-type="float">
            <text:p>0.999999369042656</text:p>
          </table:table-cell>
          <table:table-cell table:number-columns-repeated="3"/>
        </table:table-row>
        <table:table-row table:style-name="ro1">
          <table:table-cell table:formula="of:=[.A188]*[.$C$2]+[.$B$2]*(1-[.$C$2])" office:value-type="float" office:value="0.999999415658587" calcext:value-type="float">
            <text:p>0.999999415658587</text:p>
          </table:table-cell>
          <table:table-cell table:number-columns-repeated="3"/>
        </table:table-row>
        <table:table-row table:style-name="ro1">
          <table:table-cell table:formula="of:=[.A189]*[.$C$2]+[.$B$2]*(1-[.$C$2])" office:value-type="float" office:value="0.999999458830474" calcext:value-type="float">
            <text:p>0.999999458830474</text:p>
          </table:table-cell>
          <table:table-cell table:number-columns-repeated="3"/>
        </table:table-row>
        <table:table-row table:style-name="ro1">
          <table:table-cell table:formula="of:=[.A190]*[.$C$2]+[.$B$2]*(1-[.$C$2])" office:value-type="float" office:value="0.999999498812766" calcext:value-type="float">
            <text:p>0.999999498812766</text:p>
          </table:table-cell>
          <table:table-cell table:number-columns-repeated="3"/>
        </table:table-row>
        <table:table-row table:style-name="ro1">
          <table:table-cell table:formula="of:=[.A191]*[.$C$2]+[.$B$2]*(1-[.$C$2])" office:value-type="float" office:value="0.999999535841117" calcext:value-type="float">
            <text:p>0.999999535841117</text:p>
          </table:table-cell>
          <table:table-cell table:number-columns-repeated="3"/>
        </table:table-row>
        <table:table-row table:style-name="ro1">
          <table:table-cell table:formula="of:=[.A192]*[.$C$2]+[.$B$2]*(1-[.$C$2])" office:value-type="float" office:value="0.999999570133765" calcext:value-type="float">
            <text:p>0.999999570133765</text:p>
          </table:table-cell>
          <table:table-cell table:number-columns-repeated="3"/>
        </table:table-row>
        <table:table-row table:style-name="ro1">
          <table:table-cell table:formula="of:=[.A193]*[.$C$2]+[.$B$2]*(1-[.$C$2])" office:value-type="float" office:value="0.99999960189283" calcext:value-type="float">
            <text:p>0.99999960189283</text:p>
          </table:table-cell>
          <table:table-cell table:number-columns-repeated="3"/>
        </table:table-row>
        <table:table-row table:style-name="ro1">
          <table:table-cell table:formula="of:=[.A194]*[.$C$2]+[.$B$2]*(1-[.$C$2])" office:value-type="float" office:value="0.999999631305494" calcext:value-type="float">
            <text:p>0.999999631305494</text:p>
          </table:table-cell>
          <table:table-cell table:number-columns-repeated="3"/>
        </table:table-row>
        <table:table-row table:style-name="ro1">
          <table:table-cell table:formula="of:=[.A195]*[.$C$2]+[.$B$2]*(1-[.$C$2])" office:value-type="float" office:value="0.999999658545113" calcext:value-type="float">
            <text:p>0.999999658545113</text:p>
          </table:table-cell>
          <table:table-cell table:number-columns-repeated="3"/>
        </table:table-row>
        <table:table-row table:style-name="ro1">
          <table:table-cell table:formula="of:=[.A196]*[.$C$2]+[.$B$2]*(1-[.$C$2])" office:value-type="float" office:value="0.999999683772234" calcext:value-type="float">
            <text:p>0.999999683772234</text:p>
          </table:table-cell>
          <table:table-cell table:number-columns-repeated="3"/>
        </table:table-row>
        <table:table-row table:style-name="ro1">
          <table:table-cell table:formula="of:=[.A197]*[.$C$2]+[.$B$2]*(1-[.$C$2])" office:value-type="float" office:value="0.999999707135544" calcext:value-type="float">
            <text:p>0.999999707135544</text:p>
          </table:table-cell>
          <table:table-cell table:number-columns-repeated="3"/>
        </table:table-row>
        <table:table-row table:style-name="ro1">
          <table:table-cell table:formula="of:=[.A198]*[.$C$2]+[.$B$2]*(1-[.$C$2])" office:value-type="float" office:value="0.999999728772742" calcext:value-type="float">
            <text:p>0.999999728772742</text:p>
          </table:table-cell>
          <table:table-cell table:number-columns-repeated="3"/>
        </table:table-row>
        <table:table-row table:style-name="ro1">
          <table:table-cell table:formula="of:=[.A199]*[.$C$2]+[.$B$2]*(1-[.$C$2])" office:value-type="float" office:value="0.999999748811357" calcext:value-type="float">
            <text:p>0.999999748811357</text:p>
          </table:table-cell>
          <table:table-cell table:number-columns-repeated="3"/>
        </table:table-row>
        <table:table-row table:style-name="ro1">
          <table:table-cell table:formula="of:=[.A200]*[.$C$2]+[.$B$2]*(1-[.$C$2])" office:value-type="float" office:value="0.999999767369493" calcext:value-type="float">
            <text:p>0.999999767369493</text:p>
          </table:table-cell>
          <table:table-cell table:number-columns-repeated="3"/>
        </table:table-row>
        <table:table-row table:style-name="ro1">
          <table:table-cell table:formula="of:=[.A201]*[.$C$2]+[.$B$2]*(1-[.$C$2])" office:value-type="float" office:value="0.999999784556531" calcext:value-type="float">
            <text:p>0.999999784556531</text:p>
          </table:table-cell>
          <table:table-cell table:number-columns-repeated="3"/>
        </table:table-row>
        <table:table-row table:style-name="ro1">
          <table:table-cell table:formula="of:=[.A202]*[.$C$2]+[.$B$2]*(1-[.$C$2])" office:value-type="float" office:value="0.999999800473769" calcext:value-type="float">
            <text:p>0.999999800473769</text:p>
          </table:table-cell>
          <table:table-cell table:number-columns-repeated="3"/>
        </table:table-row>
        <table:table-row table:style-name="ro1">
          <table:table-cell table:formula="of:=[.A203]*[.$C$2]+[.$B$2]*(1-[.$C$2])" office:value-type="float" office:value="0.99999981521502" calcext:value-type="float">
            <text:p>0.99999981521502</text:p>
          </table:table-cell>
          <table:table-cell table:number-columns-repeated="3"/>
        </table:table-row>
        <table:table-row table:style-name="ro1">
          <table:table-cell table:formula="of:=[.A204]*[.$C$2]+[.$B$2]*(1-[.$C$2])" office:value-type="float" office:value="0.99999982886717" calcext:value-type="float">
            <text:p>0.99999982886717</text:p>
          </table:table-cell>
          <table:table-cell table:number-columns-repeated="3"/>
        </table:table-row>
        <table:table-row table:style-name="ro1">
          <table:table-cell table:formula="of:=[.A205]*[.$C$2]+[.$B$2]*(1-[.$C$2])" office:value-type="float" office:value="0.999999841510681" calcext:value-type="float">
            <text:p>0.999999841510681</text:p>
          </table:table-cell>
          <table:table-cell table:number-columns-repeated="3"/>
        </table:table-row>
        <table:table-row table:style-name="ro1">
          <table:table-cell table:formula="of:=[.A206]*[.$C$2]+[.$B$2]*(1-[.$C$2])" office:value-type="float" office:value="0.999999853220073" calcext:value-type="float">
            <text:p>0.999999853220073</text:p>
          </table:table-cell>
          <table:table-cell table:number-columns-repeated="3"/>
        </table:table-row>
        <table:table-row table:style-name="ro1">
          <table:table-cell table:formula="of:=[.A207]*[.$C$2]+[.$B$2]*(1-[.$C$2])" office:value-type="float" office:value="0.999999864064361" calcext:value-type="float">
            <text:p>0.999999864064361</text:p>
          </table:table-cell>
          <table:table-cell table:number-columns-repeated="3"/>
        </table:table-row>
        <table:table-row table:style-name="ro1">
          <table:table-cell table:formula="of:=[.A208]*[.$C$2]+[.$B$2]*(1-[.$C$2])" office:value-type="float" office:value="0.999999874107459" calcext:value-type="float">
            <text:p>0.999999874107459</text:p>
          </table:table-cell>
          <table:table-cell table:number-columns-repeated="3"/>
        </table:table-row>
        <table:table-row table:style-name="ro1">
          <table:table-cell table:formula="of:=[.A209]*[.$C$2]+[.$B$2]*(1-[.$C$2])" office:value-type="float" office:value="0.99999988340856" calcext:value-type="float">
            <text:p>0.99999988340856</text:p>
          </table:table-cell>
          <table:table-cell table:number-columns-repeated="3"/>
        </table:table-row>
        <table:table-row table:style-name="ro1">
          <table:table-cell table:formula="of:=[.A210]*[.$C$2]+[.$B$2]*(1-[.$C$2])" office:value-type="float" office:value="0.999999892022484" calcext:value-type="float">
            <text:p>0.999999892022484</text:p>
          </table:table-cell>
          <table:table-cell table:number-columns-repeated="3"/>
        </table:table-row>
        <table:table-row table:style-name="ro1">
          <table:table-cell table:formula="of:=[.A211]*[.$C$2]+[.$B$2]*(1-[.$C$2])" office:value-type="float" office:value="0.9999999" calcext:value-type="float">
            <text:p>0.9999999</text:p>
          </table:table-cell>
          <table:table-cell table:number-columns-repeated="3"/>
        </table:table-row>
        <table:table-row table:style-name="ro1">
          <table:table-cell table:formula="of:=[.A212]*[.$C$2]+[.$B$2]*(1-[.$C$2])" office:value-type="float" office:value="0.999999907388127" calcext:value-type="float">
            <text:p>0.999999907388127</text:p>
          </table:table-cell>
          <table:table-cell table:number-columns-repeated="3"/>
        </table:table-row>
        <table:table-row table:style-name="ro1">
          <table:table-cell table:formula="of:=[.A213]*[.$C$2]+[.$B$2]*(1-[.$C$2])" office:value-type="float" office:value="0.99999991423041" calcext:value-type="float">
            <text:p>0.99999991423041</text:p>
          </table:table-cell>
          <table:table-cell table:number-columns-repeated="3"/>
        </table:table-row>
        <table:table-row table:style-name="ro1">
          <table:table-cell table:formula="of:=[.A214]*[.$C$2]+[.$B$2]*(1-[.$C$2])" office:value-type="float" office:value="0.999999920567177" calcext:value-type="float">
            <text:p>0.999999920567177</text:p>
          </table:table-cell>
          <table:table-cell table:number-columns-repeated="3"/>
        </table:table-row>
        <table:table-row table:style-name="ro1">
          <table:table-cell table:formula="of:=[.A215]*[.$C$2]+[.$B$2]*(1-[.$C$2])" office:value-type="float" office:value="0.999999926435775" calcext:value-type="float">
            <text:p>0.999999926435775</text:p>
          </table:table-cell>
          <table:table-cell table:number-columns-repeated="3"/>
        </table:table-row>
        <table:table-row table:style-name="ro1">
          <table:table-cell table:formula="of:=[.A216]*[.$C$2]+[.$B$2]*(1-[.$C$2])" office:value-type="float" office:value="0.999999931870793" calcext:value-type="float">
            <text:p>0.999999931870793</text:p>
          </table:table-cell>
          <table:table-cell table:number-columns-repeated="3"/>
        </table:table-row>
        <table:table-row table:style-name="ro1">
          <table:table-cell table:formula="of:=[.A217]*[.$C$2]+[.$B$2]*(1-[.$C$2])" office:value-type="float" office:value="0.999999936904266" calcext:value-type="float">
            <text:p>0.999999936904266</text:p>
          </table:table-cell>
          <table:table-cell table:number-columns-repeated="3"/>
        </table:table-row>
        <table:table-row table:style-name="ro1">
          <table:table-cell table:formula="of:=[.A218]*[.$C$2]+[.$B$2]*(1-[.$C$2])" office:value-type="float" office:value="0.999999941565859" calcext:value-type="float">
            <text:p>0.999999941565859</text:p>
          </table:table-cell>
          <table:table-cell table:number-columns-repeated="3"/>
        </table:table-row>
        <table:table-row table:style-name="ro1">
          <table:table-cell table:formula="of:=[.A219]*[.$C$2]+[.$B$2]*(1-[.$C$2])" office:value-type="float" office:value="0.999999945883047" calcext:value-type="float">
            <text:p>0.999999945883047</text:p>
          </table:table-cell>
          <table:table-cell table:number-columns-repeated="3"/>
        </table:table-row>
        <table:table-row table:style-name="ro1">
          <table:table-cell table:formula="of:=[.A220]*[.$C$2]+[.$B$2]*(1-[.$C$2])" office:value-type="float" office:value="0.999999949881277" calcext:value-type="float">
            <text:p>0.999999949881277</text:p>
          </table:table-cell>
          <table:table-cell table:number-columns-repeated="3"/>
        </table:table-row>
        <table:table-row table:style-name="ro1">
          <table:table-cell table:formula="of:=[.A221]*[.$C$2]+[.$B$2]*(1-[.$C$2])" office:value-type="float" office:value="0.999999953584112" calcext:value-type="float">
            <text:p>0.999999953584112</text:p>
          </table:table-cell>
          <table:table-cell table:number-columns-repeated="3"/>
        </table:table-row>
        <table:table-row table:style-name="ro1">
          <table:table-cell table:formula="of:=[.A222]*[.$C$2]+[.$B$2]*(1-[.$C$2])" office:value-type="float" office:value="0.999999957013377" calcext:value-type="float">
            <text:p>0.999999957013377</text:p>
          </table:table-cell>
          <table:table-cell table:number-columns-repeated="3"/>
        </table:table-row>
        <table:table-row table:style-name="ro1">
          <table:table-cell table:formula="of:=[.A223]*[.$C$2]+[.$B$2]*(1-[.$C$2])" office:value-type="float" office:value="0.999999960189283" calcext:value-type="float">
            <text:p>0.999999960189283</text:p>
          </table:table-cell>
          <table:table-cell table:number-columns-repeated="3"/>
        </table:table-row>
        <table:table-row table:style-name="ro1">
          <table:table-cell table:formula="of:=[.A224]*[.$C$2]+[.$B$2]*(1-[.$C$2])" office:value-type="float" office:value="0.999999963130549" calcext:value-type="float">
            <text:p>0.999999963130549</text:p>
          </table:table-cell>
          <table:table-cell table:number-columns-repeated="3"/>
        </table:table-row>
        <table:table-row table:style-name="ro1">
          <table:table-cell table:formula="of:=[.A225]*[.$C$2]+[.$B$2]*(1-[.$C$2])" office:value-type="float" office:value="0.999999965854511" calcext:value-type="float">
            <text:p>0.999999965854511</text:p>
          </table:table-cell>
          <table:table-cell table:number-columns-repeated="3"/>
        </table:table-row>
        <table:table-row table:style-name="ro1">
          <table:table-cell table:formula="of:=[.A226]*[.$C$2]+[.$B$2]*(1-[.$C$2])" office:value-type="float" office:value="0.999999968377224" calcext:value-type="float">
            <text:p>0.999999968377224</text:p>
          </table:table-cell>
          <table:table-cell table:number-columns-repeated="3"/>
        </table:table-row>
        <table:table-row table:style-name="ro1">
          <table:table-cell table:formula="of:=[.A227]*[.$C$2]+[.$B$2]*(1-[.$C$2])" office:value-type="float" office:value="0.999999970713554" calcext:value-type="float">
            <text:p>0.999999970713554</text:p>
          </table:table-cell>
          <table:table-cell table:number-columns-repeated="3"/>
        </table:table-row>
        <table:table-row table:style-name="ro1">
          <table:table-cell table:formula="of:=[.A228]*[.$C$2]+[.$B$2]*(1-[.$C$2])" office:value-type="float" office:value="0.999999972877274" calcext:value-type="float">
            <text:p>0.999999972877274</text:p>
          </table:table-cell>
          <table:table-cell table:number-columns-repeated="3"/>
        </table:table-row>
        <table:table-row table:style-name="ro1">
          <table:table-cell table:formula="of:=[.A229]*[.$C$2]+[.$B$2]*(1-[.$C$2])" office:value-type="float" office:value="0.999999974881136" calcext:value-type="float">
            <text:p>0.999999974881136</text:p>
          </table:table-cell>
          <table:table-cell table:number-columns-repeated="3"/>
        </table:table-row>
        <table:table-row table:style-name="ro1">
          <table:table-cell table:formula="of:=[.A230]*[.$C$2]+[.$B$2]*(1-[.$C$2])" office:value-type="float" office:value="0.999999976736949" calcext:value-type="float">
            <text:p>0.999999976736949</text:p>
          </table:table-cell>
          <table:table-cell table:number-columns-repeated="3"/>
        </table:table-row>
        <table:table-row table:style-name="ro1">
          <table:table-cell table:formula="of:=[.A231]*[.$C$2]+[.$B$2]*(1-[.$C$2])" office:value-type="float" office:value="0.999999978455653" calcext:value-type="float">
            <text:p>0.999999978455653</text:p>
          </table:table-cell>
          <table:table-cell table:number-columns-repeated="3"/>
        </table:table-row>
        <table:table-row table:style-name="ro1">
          <table:table-cell table:formula="of:=[.A232]*[.$C$2]+[.$B$2]*(1-[.$C$2])" office:value-type="float" office:value="0.999999980047377" calcext:value-type="float">
            <text:p>0.999999980047377</text:p>
          </table:table-cell>
          <table:table-cell table:number-columns-repeated="3"/>
        </table:table-row>
        <table:table-row table:style-name="ro1">
          <table:table-cell table:formula="of:=[.A233]*[.$C$2]+[.$B$2]*(1-[.$C$2])" office:value-type="float" office:value="0.999999981521502" calcext:value-type="float">
            <text:p>0.999999981521502</text:p>
          </table:table-cell>
          <table:table-cell table:number-columns-repeated="3"/>
        </table:table-row>
        <table:table-row table:style-name="ro1">
          <table:table-cell table:formula="of:=[.A234]*[.$C$2]+[.$B$2]*(1-[.$C$2])" office:value-type="float" office:value="0.999999982886717" calcext:value-type="float">
            <text:p>0.999999982886717</text:p>
          </table:table-cell>
          <table:table-cell table:number-columns-repeated="3"/>
        </table:table-row>
        <table:table-row table:style-name="ro1">
          <table:table-cell table:formula="of:=[.A235]*[.$C$2]+[.$B$2]*(1-[.$C$2])" office:value-type="float" office:value="0.999999984151068" calcext:value-type="float">
            <text:p>0.999999984151068</text:p>
          </table:table-cell>
          <table:table-cell table:number-columns-repeated="3"/>
        </table:table-row>
        <table:table-row table:style-name="ro1">
          <table:table-cell table:formula="of:=[.A236]*[.$C$2]+[.$B$2]*(1-[.$C$2])" office:value-type="float" office:value="0.999999985322007" calcext:value-type="float">
            <text:p>0.999999985322007</text:p>
          </table:table-cell>
          <table:table-cell table:number-columns-repeated="3"/>
        </table:table-row>
        <table:table-row table:style-name="ro1">
          <table:table-cell table:formula="of:=[.A237]*[.$C$2]+[.$B$2]*(1-[.$C$2])" office:value-type="float" office:value="0.999999986406436" calcext:value-type="float">
            <text:p>0.999999986406436</text:p>
          </table:table-cell>
          <table:table-cell table:number-columns-repeated="3"/>
        </table:table-row>
        <table:table-row table:style-name="ro1">
          <table:table-cell table:formula="of:=[.A238]*[.$C$2]+[.$B$2]*(1-[.$C$2])" office:value-type="float" office:value="0.999999987410746" calcext:value-type="float">
            <text:p>0.999999987410746</text:p>
          </table:table-cell>
          <table:table-cell table:number-columns-repeated="3"/>
        </table:table-row>
        <table:table-row table:style-name="ro1">
          <table:table-cell table:formula="of:=[.A239]*[.$C$2]+[.$B$2]*(1-[.$C$2])" office:value-type="float" office:value="0.999999988340856" calcext:value-type="float">
            <text:p>0.999999988340856</text:p>
          </table:table-cell>
          <table:table-cell table:number-columns-repeated="3"/>
        </table:table-row>
        <table:table-row table:style-name="ro1">
          <table:table-cell table:formula="of:=[.A240]*[.$C$2]+[.$B$2]*(1-[.$C$2])" office:value-type="float" office:value="0.999999989202248" calcext:value-type="float">
            <text:p>0.999999989202248</text:p>
          </table:table-cell>
          <table:table-cell table:number-columns-repeated="3"/>
        </table:table-row>
        <table:table-row table:style-name="ro1">
          <table:table-cell table:formula="of:=[.A241]*[.$C$2]+[.$B$2]*(1-[.$C$2])" office:value-type="float" office:value="0.99999999" calcext:value-type="float">
            <text:p>0.99999999</text:p>
          </table:table-cell>
          <table:table-cell table:number-columns-repeated="3"/>
        </table:table-row>
        <table:table-row table:style-name="ro1">
          <table:table-cell table:formula="of:=[.A242]*[.$C$2]+[.$B$2]*(1-[.$C$2])" office:value-type="float" office:value="0.999999990738813" calcext:value-type="float">
            <text:p>0.999999990738813</text:p>
          </table:table-cell>
          <table:table-cell table:number-columns-repeated="3"/>
        </table:table-row>
        <table:table-row table:style-name="ro1">
          <table:table-cell table:formula="of:=[.A243]*[.$C$2]+[.$B$2]*(1-[.$C$2])" office:value-type="float" office:value="0.999999991423041" calcext:value-type="float">
            <text:p>0.999999991423041</text:p>
          </table:table-cell>
          <table:table-cell table:number-columns-repeated="3"/>
        </table:table-row>
        <table:table-row table:style-name="ro1">
          <table:table-cell table:formula="of:=[.A244]*[.$C$2]+[.$B$2]*(1-[.$C$2])" office:value-type="float" office:value="0.999999992056718" calcext:value-type="float">
            <text:p>0.999999992056718</text:p>
          </table:table-cell>
          <table:table-cell table:number-columns-repeated="3"/>
        </table:table-row>
        <table:table-row table:style-name="ro1">
          <table:table-cell table:formula="of:=[.A245]*[.$C$2]+[.$B$2]*(1-[.$C$2])" office:value-type="float" office:value="0.999999992643577" calcext:value-type="float">
            <text:p>0.999999992643577</text:p>
          </table:table-cell>
          <table:table-cell table:number-columns-repeated="3"/>
        </table:table-row>
        <table:table-row table:style-name="ro1">
          <table:table-cell table:formula="of:=[.A246]*[.$C$2]+[.$B$2]*(1-[.$C$2])" office:value-type="float" office:value="0.999999993187079" calcext:value-type="float">
            <text:p>0.999999993187079</text:p>
          </table:table-cell>
          <table:table-cell table:number-columns-repeated="3"/>
        </table:table-row>
        <table:table-row table:style-name="ro1">
          <table:table-cell table:formula="of:=[.A247]*[.$C$2]+[.$B$2]*(1-[.$C$2])" office:value-type="float" office:value="0.999999993690427" calcext:value-type="float">
            <text:p>0.999999993690427</text:p>
          </table:table-cell>
          <table:table-cell table:number-columns-repeated="3"/>
        </table:table-row>
        <table:table-row table:style-name="ro1">
          <table:table-cell table:formula="of:=[.A248]*[.$C$2]+[.$B$2]*(1-[.$C$2])" office:value-type="float" office:value="0.999999994156586" calcext:value-type="float">
            <text:p>0.999999994156586</text:p>
          </table:table-cell>
          <table:table-cell table:number-columns-repeated="3"/>
        </table:table-row>
        <table:table-row table:style-name="ro1">
          <table:table-cell table:formula="of:=[.A249]*[.$C$2]+[.$B$2]*(1-[.$C$2])" office:value-type="float" office:value="0.999999994588305" calcext:value-type="float">
            <text:p>0.999999994588305</text:p>
          </table:table-cell>
          <table:table-cell table:number-columns-repeated="3"/>
        </table:table-row>
        <table:table-row table:style-name="ro1">
          <table:table-cell table:formula="of:=[.A250]*[.$C$2]+[.$B$2]*(1-[.$C$2])" office:value-type="float" office:value="0.999999994988128" calcext:value-type="float">
            <text:p>0.999999994988128</text:p>
          </table:table-cell>
          <table:table-cell table:number-columns-repeated="3"/>
        </table:table-row>
        <table:table-row table:style-name="ro1">
          <table:table-cell table:formula="of:=[.A251]*[.$C$2]+[.$B$2]*(1-[.$C$2])" office:value-type="float" office:value="0.999999995358411" calcext:value-type="float">
            <text:p>0.999999995358411</text:p>
          </table:table-cell>
          <table:table-cell table:number-columns-repeated="3"/>
        </table:table-row>
        <table:table-row table:style-name="ro1">
          <table:table-cell table:formula="of:=[.A252]*[.$C$2]+[.$B$2]*(1-[.$C$2])" office:value-type="float" office:value="0.999999995701338" calcext:value-type="float">
            <text:p>0.999999995701338</text:p>
          </table:table-cell>
          <table:table-cell table:number-columns-repeated="3"/>
        </table:table-row>
        <table:table-row table:style-name="ro1">
          <table:table-cell table:formula="of:=[.A253]*[.$C$2]+[.$B$2]*(1-[.$C$2])" office:value-type="float" office:value="0.999999996018928" calcext:value-type="float">
            <text:p>0.999999996018928</text:p>
          </table:table-cell>
          <table:table-cell table:number-columns-repeated="3"/>
        </table:table-row>
        <table:table-row table:style-name="ro1">
          <table:table-cell table:formula="of:=[.A254]*[.$C$2]+[.$B$2]*(1-[.$C$2])" office:value-type="float" office:value="0.999999996313055" calcext:value-type="float">
            <text:p>0.999999996313055</text:p>
          </table:table-cell>
          <table:table-cell table:number-columns-repeated="3"/>
        </table:table-row>
        <table:table-row table:style-name="ro1">
          <table:table-cell table:formula="of:=[.A255]*[.$C$2]+[.$B$2]*(1-[.$C$2])" office:value-type="float" office:value="0.999999996585451" calcext:value-type="float">
            <text:p>0.999999996585451</text:p>
          </table:table-cell>
          <table:table-cell table:number-columns-repeated="3"/>
        </table:table-row>
        <table:table-row table:style-name="ro1">
          <table:table-cell table:formula="of:=[.A256]*[.$C$2]+[.$B$2]*(1-[.$C$2])" office:value-type="float" office:value="0.999999996837722" calcext:value-type="float">
            <text:p>0.999999996837722</text:p>
          </table:table-cell>
          <table:table-cell table:number-columns-repeated="3"/>
        </table:table-row>
        <table:table-row table:style-name="ro1">
          <table:table-cell table:formula="of:=[.A257]*[.$C$2]+[.$B$2]*(1-[.$C$2])" office:value-type="float" office:value="0.999999997071356" calcext:value-type="float">
            <text:p>0.999999997071356</text:p>
          </table:table-cell>
          <table:table-cell table:number-columns-repeated="3"/>
        </table:table-row>
        <table:table-row table:style-name="ro1">
          <table:table-cell table:formula="of:=[.A258]*[.$C$2]+[.$B$2]*(1-[.$C$2])" office:value-type="float" office:value="0.999999997287727" calcext:value-type="float">
            <text:p>0.999999997287727</text:p>
          </table:table-cell>
          <table:table-cell table:number-columns-repeated="3"/>
        </table:table-row>
        <table:table-row table:style-name="ro1">
          <table:table-cell table:formula="of:=[.A259]*[.$C$2]+[.$B$2]*(1-[.$C$2])" office:value-type="float" office:value="0.999999997488114" calcext:value-type="float">
            <text:p>0.999999997488114</text:p>
          </table:table-cell>
          <table:table-cell table:number-columns-repeated="3"/>
        </table:table-row>
        <table:table-row table:style-name="ro1">
          <table:table-cell table:formula="of:=[.A260]*[.$C$2]+[.$B$2]*(1-[.$C$2])" office:value-type="float" office:value="0.999999997673695" calcext:value-type="float">
            <text:p>0.999999997673695</text:p>
          </table:table-cell>
          <table:table-cell table:number-columns-repeated="3"/>
        </table:table-row>
        <table:table-row table:style-name="ro1">
          <table:table-cell table:formula="of:=[.A261]*[.$C$2]+[.$B$2]*(1-[.$C$2])" office:value-type="float" office:value="0.999999997845565" calcext:value-type="float">
            <text:p>0.999999997845565</text:p>
          </table:table-cell>
          <table:table-cell table:number-columns-repeated="3"/>
        </table:table-row>
        <table:table-row table:style-name="ro1">
          <table:table-cell table:formula="of:=[.A262]*[.$C$2]+[.$B$2]*(1-[.$C$2])" office:value-type="float" office:value="0.999999998004738" calcext:value-type="float">
            <text:p>0.999999998004738</text:p>
          </table:table-cell>
          <table:table-cell table:number-columns-repeated="3"/>
        </table:table-row>
        <table:table-row table:style-name="ro1">
          <table:table-cell table:formula="of:=[.A263]*[.$C$2]+[.$B$2]*(1-[.$C$2])" office:value-type="float" office:value="0.99999999815215" calcext:value-type="float">
            <text:p>0.99999999815215</text:p>
          </table:table-cell>
          <table:table-cell table:number-columns-repeated="3"/>
        </table:table-row>
        <table:table-row table:style-name="ro1">
          <table:table-cell table:formula="of:=[.A264]*[.$C$2]+[.$B$2]*(1-[.$C$2])" office:value-type="float" office:value="0.999999998288672" calcext:value-type="float">
            <text:p>0.999999998288672</text:p>
          </table:table-cell>
          <table:table-cell table:number-columns-repeated="3"/>
        </table:table-row>
        <table:table-row table:style-name="ro1">
          <table:table-cell table:formula="of:=[.A265]*[.$C$2]+[.$B$2]*(1-[.$C$2])" office:value-type="float" office:value="0.999999998415107" calcext:value-type="float">
            <text:p>0.999999998415107</text:p>
          </table:table-cell>
          <table:table-cell table:number-columns-repeated="3"/>
        </table:table-row>
        <table:table-row table:style-name="ro1">
          <table:table-cell table:formula="of:=[.A266]*[.$C$2]+[.$B$2]*(1-[.$C$2])" office:value-type="float" office:value="0.999999998532201" calcext:value-type="float">
            <text:p>0.999999998532201</text:p>
          </table:table-cell>
          <table:table-cell table:number-columns-repeated="3"/>
        </table:table-row>
        <table:table-row table:style-name="ro1">
          <table:table-cell table:formula="of:=[.A267]*[.$C$2]+[.$B$2]*(1-[.$C$2])" office:value-type="float" office:value="0.999999998640643" calcext:value-type="float">
            <text:p>0.999999998640643</text:p>
          </table:table-cell>
          <table:table-cell table:number-columns-repeated="3"/>
        </table:table-row>
        <table:table-row table:style-name="ro1">
          <table:table-cell table:formula="of:=[.A268]*[.$C$2]+[.$B$2]*(1-[.$C$2])" office:value-type="float" office:value="0.999999998741075" calcext:value-type="float">
            <text:p>0.999999998741075</text:p>
          </table:table-cell>
          <table:table-cell table:number-columns-repeated="3"/>
        </table:table-row>
        <table:table-row table:style-name="ro1">
          <table:table-cell table:formula="of:=[.A269]*[.$C$2]+[.$B$2]*(1-[.$C$2])" office:value-type="float" office:value="0.999999998834086" calcext:value-type="float">
            <text:p>0.999999998834086</text:p>
          </table:table-cell>
          <table:table-cell table:number-columns-repeated="3"/>
        </table:table-row>
        <table:table-row table:style-name="ro1">
          <table:table-cell table:formula="of:=[.A270]*[.$C$2]+[.$B$2]*(1-[.$C$2])" office:value-type="float" office:value="0.999999998920225" calcext:value-type="float">
            <text:p>0.999999998920225</text:p>
          </table:table-cell>
          <table:table-cell table:number-columns-repeated="3"/>
        </table:table-row>
        <table:table-row table:style-name="ro1">
          <table:table-cell table:formula="of:=[.A271]*[.$C$2]+[.$B$2]*(1-[.$C$2])" office:value-type="float" office:value="0.999999999" calcext:value-type="float">
            <text:p>0.999999999</text:p>
          </table:table-cell>
          <table:table-cell table:number-columns-repeated="3"/>
        </table:table-row>
        <table:table-row table:style-name="ro1">
          <table:table-cell table:formula="of:=[.A272]*[.$C$2]+[.$B$2]*(1-[.$C$2])" office:value-type="float" office:value="0.999999999073881" calcext:value-type="float">
            <text:p>0.999999999073881</text:p>
          </table:table-cell>
          <table:table-cell table:number-columns-repeated="3"/>
        </table:table-row>
        <table:table-row table:style-name="ro1">
          <table:table-cell table:formula="of:=[.A273]*[.$C$2]+[.$B$2]*(1-[.$C$2])" office:value-type="float" office:value="0.999999999142304" calcext:value-type="float">
            <text:p>0.999999999142304</text:p>
          </table:table-cell>
          <table:table-cell table:number-columns-repeated="3"/>
        </table:table-row>
        <table:table-row table:style-name="ro1">
          <table:table-cell table:formula="of:=[.A274]*[.$C$2]+[.$B$2]*(1-[.$C$2])" office:value-type="float" office:value="0.999999999205672" calcext:value-type="float">
            <text:p>0.999999999205672</text:p>
          </table:table-cell>
          <table:table-cell table:number-columns-repeated="3"/>
        </table:table-row>
        <table:table-row table:style-name="ro1">
          <table:table-cell table:formula="of:=[.A275]*[.$C$2]+[.$B$2]*(1-[.$C$2])" office:value-type="float" office:value="0.999999999264358" calcext:value-type="float">
            <text:p>0.999999999264358</text:p>
          </table:table-cell>
          <table:table-cell table:number-columns-repeated="3"/>
        </table:table-row>
        <table:table-row table:style-name="ro1">
          <table:table-cell table:formula="of:=[.A276]*[.$C$2]+[.$B$2]*(1-[.$C$2])" office:value-type="float" office:value="0.999999999318708" calcext:value-type="float">
            <text:p>0.999999999318708</text:p>
          </table:table-cell>
          <table:table-cell table:number-columns-repeated="3"/>
        </table:table-row>
        <table:table-row table:style-name="ro1">
          <table:table-cell table:formula="of:=[.A277]*[.$C$2]+[.$B$2]*(1-[.$C$2])" office:value-type="float" office:value="0.999999999369043" calcext:value-type="float">
            <text:p>0.999999999369043</text:p>
          </table:table-cell>
          <table:table-cell table:number-columns-repeated="3"/>
        </table:table-row>
        <table:table-row table:style-name="ro1">
          <table:table-cell table:formula="of:=[.A278]*[.$C$2]+[.$B$2]*(1-[.$C$2])" office:value-type="float" office:value="0.999999999415659" calcext:value-type="float">
            <text:p>0.999999999415659</text:p>
          </table:table-cell>
          <table:table-cell table:number-columns-repeated="3"/>
        </table:table-row>
        <table:table-row table:style-name="ro1">
          <table:table-cell table:formula="of:=[.A279]*[.$C$2]+[.$B$2]*(1-[.$C$2])" office:value-type="float" office:value="0.99999999945883" calcext:value-type="float">
            <text:p>0.99999999945883</text:p>
          </table:table-cell>
          <table:table-cell table:number-columns-repeated="3"/>
        </table:table-row>
        <table:table-row table:style-name="ro1">
          <table:table-cell table:formula="of:=[.A280]*[.$C$2]+[.$B$2]*(1-[.$C$2])" office:value-type="float" office:value="0.999999999498813" calcext:value-type="float">
            <text:p>0.999999999498813</text:p>
          </table:table-cell>
          <table:table-cell table:number-columns-repeated="3"/>
        </table:table-row>
        <table:table-row table:style-name="ro1">
          <table:table-cell table:formula="of:=[.A281]*[.$C$2]+[.$B$2]*(1-[.$C$2])" office:value-type="float" office:value="0.999999999535841" calcext:value-type="float">
            <text:p>0.999999999535841</text:p>
          </table:table-cell>
          <table:table-cell table:number-columns-repeated="3"/>
        </table:table-row>
        <table:table-row table:style-name="ro1">
          <table:table-cell table:formula="of:=[.A282]*[.$C$2]+[.$B$2]*(1-[.$C$2])" office:value-type="float" office:value="0.999999999570134" calcext:value-type="float">
            <text:p>0.999999999570134</text:p>
          </table:table-cell>
          <table:table-cell table:number-columns-repeated="3"/>
        </table:table-row>
        <table:table-row table:style-name="ro1">
          <table:table-cell table:formula="of:=[.A283]*[.$C$2]+[.$B$2]*(1-[.$C$2])" office:value-type="float" office:value="0.999999999601893" calcext:value-type="float">
            <text:p>0.999999999601893</text:p>
          </table:table-cell>
          <table:table-cell table:number-columns-repeated="3"/>
        </table:table-row>
        <table:table-row table:style-name="ro1">
          <table:table-cell table:formula="of:=[.A284]*[.$C$2]+[.$B$2]*(1-[.$C$2])" office:value-type="float" office:value="0.999999999631305" calcext:value-type="float">
            <text:p>0.999999999631305</text:p>
          </table:table-cell>
          <table:table-cell table:number-columns-repeated="3"/>
        </table:table-row>
        <table:table-row table:style-name="ro1">
          <table:table-cell table:formula="of:=[.A285]*[.$C$2]+[.$B$2]*(1-[.$C$2])" office:value-type="float" office:value="0.999999999658545" calcext:value-type="float">
            <text:p>0.999999999658545</text:p>
          </table:table-cell>
          <table:table-cell table:number-columns-repeated="3"/>
        </table:table-row>
        <table:table-row table:style-name="ro1">
          <table:table-cell table:formula="of:=[.A286]*[.$C$2]+[.$B$2]*(1-[.$C$2])" office:value-type="float" office:value="0.999999999683772" calcext:value-type="float">
            <text:p>0.999999999683772</text:p>
          </table:table-cell>
          <table:table-cell table:number-columns-repeated="3"/>
        </table:table-row>
        <table:table-row table:style-name="ro1">
          <table:table-cell table:formula="of:=[.A287]*[.$C$2]+[.$B$2]*(1-[.$C$2])" office:value-type="float" office:value="0.999999999707136" calcext:value-type="float">
            <text:p>0.999999999707136</text:p>
          </table:table-cell>
          <table:table-cell table:number-columns-repeated="3"/>
        </table:table-row>
        <table:table-row table:style-name="ro1">
          <table:table-cell table:formula="of:=[.A288]*[.$C$2]+[.$B$2]*(1-[.$C$2])" office:value-type="float" office:value="0.999999999728773" calcext:value-type="float">
            <text:p>0.999999999728773</text:p>
          </table:table-cell>
          <table:table-cell table:number-columns-repeated="3"/>
        </table:table-row>
        <table:table-row table:style-name="ro1">
          <table:table-cell table:formula="of:=[.A289]*[.$C$2]+[.$B$2]*(1-[.$C$2])" office:value-type="float" office:value="0.999999999748811" calcext:value-type="float">
            <text:p>0.999999999748811</text:p>
          </table:table-cell>
          <table:table-cell table:number-columns-repeated="3"/>
        </table:table-row>
        <table:table-row table:style-name="ro1">
          <table:table-cell table:formula="of:=[.A290]*[.$C$2]+[.$B$2]*(1-[.$C$2])" office:value-type="float" office:value="0.99999999976737" calcext:value-type="float">
            <text:p>0.99999999976737</text:p>
          </table:table-cell>
          <table:table-cell table:number-columns-repeated="3"/>
        </table:table-row>
        <table:table-row table:style-name="ro1">
          <table:table-cell table:formula="of:=[.A291]*[.$C$2]+[.$B$2]*(1-[.$C$2])" office:value-type="float" office:value="0.999999999784557" calcext:value-type="float">
            <text:p>0.999999999784557</text:p>
          </table:table-cell>
          <table:table-cell table:number-columns-repeated="3"/>
        </table:table-row>
        <table:table-row table:style-name="ro1">
          <table:table-cell table:formula="of:=[.A292]*[.$C$2]+[.$B$2]*(1-[.$C$2])" office:value-type="float" office:value="0.999999999800474" calcext:value-type="float">
            <text:p>0.999999999800474</text:p>
          </table:table-cell>
          <table:table-cell table:number-columns-repeated="3"/>
        </table:table-row>
        <table:table-row table:style-name="ro1">
          <table:table-cell table:formula="of:=[.A293]*[.$C$2]+[.$B$2]*(1-[.$C$2])" office:value-type="float" office:value="0.999999999815215" calcext:value-type="float">
            <text:p>0.999999999815215</text:p>
          </table:table-cell>
          <table:table-cell table:number-columns-repeated="3"/>
        </table:table-row>
        <table:table-row table:style-name="ro1">
          <table:table-cell table:formula="of:=[.A294]*[.$C$2]+[.$B$2]*(1-[.$C$2])" office:value-type="float" office:value="0.999999999828867" calcext:value-type="float">
            <text:p>0.999999999828867</text:p>
          </table:table-cell>
          <table:table-cell table:number-columns-repeated="3"/>
        </table:table-row>
        <table:table-row table:style-name="ro1">
          <table:table-cell table:formula="of:=[.A295]*[.$C$2]+[.$B$2]*(1-[.$C$2])" office:value-type="float" office:value="0.999999999841511" calcext:value-type="float">
            <text:p>0.999999999841511</text:p>
          </table:table-cell>
          <table:table-cell table:number-columns-repeated="3"/>
        </table:table-row>
        <table:table-row table:style-name="ro1">
          <table:table-cell table:formula="of:=[.A296]*[.$C$2]+[.$B$2]*(1-[.$C$2])" office:value-type="float" office:value="0.99999999985322" calcext:value-type="float">
            <text:p>0.99999999985322</text:p>
          </table:table-cell>
          <table:table-cell table:number-columns-repeated="3"/>
        </table:table-row>
        <table:table-row table:style-name="ro1">
          <table:table-cell table:formula="of:=[.A297]*[.$C$2]+[.$B$2]*(1-[.$C$2])" office:value-type="float" office:value="0.999999999864065" calcext:value-type="float">
            <text:p>0.999999999864065</text:p>
          </table:table-cell>
          <table:table-cell table:number-columns-repeated="3"/>
        </table:table-row>
        <table:table-row table:style-name="ro1">
          <table:table-cell table:formula="of:=[.A298]*[.$C$2]+[.$B$2]*(1-[.$C$2])" office:value-type="float" office:value="0.999999999874108" calcext:value-type="float">
            <text:p>0.999999999874108</text:p>
          </table:table-cell>
          <table:table-cell table:number-columns-repeated="3"/>
        </table:table-row>
        <table:table-row table:style-name="ro1">
          <table:table-cell table:formula="of:=[.A299]*[.$C$2]+[.$B$2]*(1-[.$C$2])" office:value-type="float" office:value="0.999999999883409" calcext:value-type="float">
            <text:p>0.999999999883409</text:p>
          </table:table-cell>
          <table:table-cell table:number-columns-repeated="3"/>
        </table:table-row>
        <table:table-row table:style-name="ro1">
          <table:table-cell table:formula="of:=[.A300]*[.$C$2]+[.$B$2]*(1-[.$C$2])" office:value-type="float" office:value="0.999999999892023" calcext:value-type="float">
            <text:p>0.999999999892023</text:p>
          </table:table-cell>
          <table:table-cell table:number-columns-repeated="3"/>
        </table:table-row>
        <table:table-row table:style-name="ro1">
          <table:table-cell table:formula="of:=[.A301]*[.$C$2]+[.$B$2]*(1-[.$C$2])" office:value-type="float" office:value="0.9999999999" calcext:value-type="float">
            <text:p>0.9999999999</text:p>
          </table:table-cell>
          <table:table-cell table:number-columns-repeated="3"/>
        </table:table-row>
        <table:table-row table:style-name="ro1">
          <table:table-cell table:formula="of:=[.A302]*[.$C$2]+[.$B$2]*(1-[.$C$2])" office:value-type="float" office:value="0.999999999907388" calcext:value-type="float">
            <text:p>0.999999999907388</text:p>
          </table:table-cell>
          <table:table-cell table:number-columns-repeated="3"/>
        </table:table-row>
        <table:table-row table:style-name="ro1">
          <table:table-cell table:formula="of:=[.A303]*[.$C$2]+[.$B$2]*(1-[.$C$2])" office:value-type="float" office:value="0.999999999914231" calcext:value-type="float">
            <text:p>0.999999999914231</text:p>
          </table:table-cell>
          <table:table-cell table:number-columns-repeated="3"/>
        </table:table-row>
        <table:table-row table:style-name="ro1">
          <table:table-cell table:formula="of:=[.A304]*[.$C$2]+[.$B$2]*(1-[.$C$2])" office:value-type="float" office:value="0.999999999920567" calcext:value-type="float">
            <text:p>0.999999999920567</text:p>
          </table:table-cell>
          <table:table-cell table:number-columns-repeated="3"/>
        </table:table-row>
        <table:table-row table:style-name="ro1">
          <table:table-cell table:formula="of:=[.A305]*[.$C$2]+[.$B$2]*(1-[.$C$2])" office:value-type="float" office:value="0.999999999926436" calcext:value-type="float">
            <text:p>0.999999999926436</text:p>
          </table:table-cell>
          <table:table-cell table:number-columns-repeated="3"/>
        </table:table-row>
        <table:table-row table:style-name="ro1">
          <table:table-cell table:formula="of:=[.A306]*[.$C$2]+[.$B$2]*(1-[.$C$2])" office:value-type="float" office:value="0.999999999931871" calcext:value-type="float">
            <text:p>0.999999999931871</text:p>
          </table:table-cell>
          <table:table-cell table:number-columns-repeated="3"/>
        </table:table-row>
        <table:table-row table:style-name="ro1">
          <table:table-cell table:formula="of:=[.A307]*[.$C$2]+[.$B$2]*(1-[.$C$2])" office:value-type="float" office:value="0.999999999936904" calcext:value-type="float">
            <text:p>0.999999999936904</text:p>
          </table:table-cell>
          <table:table-cell table:number-columns-repeated="3"/>
        </table:table-row>
        <table:table-row table:style-name="ro1">
          <table:table-cell table:formula="of:=[.A308]*[.$C$2]+[.$B$2]*(1-[.$C$2])" office:value-type="float" office:value="0.999999999941566" calcext:value-type="float">
            <text:p>0.999999999941566</text:p>
          </table:table-cell>
          <table:table-cell table:number-columns-repeated="3"/>
        </table:table-row>
        <table:table-row table:style-name="ro1">
          <table:table-cell table:formula="of:=[.A309]*[.$C$2]+[.$B$2]*(1-[.$C$2])" office:value-type="float" office:value="0.999999999945883" calcext:value-type="float">
            <text:p>0.999999999945883</text:p>
          </table:table-cell>
          <table:table-cell table:number-columns-repeated="3"/>
        </table:table-row>
        <table:table-row table:style-name="ro1">
          <table:table-cell table:formula="of:=[.A310]*[.$C$2]+[.$B$2]*(1-[.$C$2])" office:value-type="float" office:value="0.999999999949881" calcext:value-type="float">
            <text:p>0.999999999949881</text:p>
          </table:table-cell>
          <table:table-cell table:number-columns-repeated="3"/>
        </table:table-row>
        <table:table-row table:style-name="ro1">
          <table:table-cell table:formula="of:=[.A311]*[.$C$2]+[.$B$2]*(1-[.$C$2])" office:value-type="float" office:value="0.999999999953584" calcext:value-type="float">
            <text:p>0.999999999953584</text:p>
          </table:table-cell>
          <table:table-cell table:number-columns-repeated="3"/>
        </table:table-row>
        <table:table-row table:style-name="ro1">
          <table:table-cell table:formula="of:=[.A312]*[.$C$2]+[.$B$2]*(1-[.$C$2])" office:value-type="float" office:value="0.999999999957013" calcext:value-type="float">
            <text:p>0.999999999957013</text:p>
          </table:table-cell>
          <table:table-cell table:number-columns-repeated="3"/>
        </table:table-row>
        <table:table-row table:style-name="ro1">
          <table:table-cell table:formula="of:=[.A313]*[.$C$2]+[.$B$2]*(1-[.$C$2])" office:value-type="float" office:value="0.999999999960189" calcext:value-type="float">
            <text:p>0.999999999960189</text:p>
          </table:table-cell>
          <table:table-cell table:number-columns-repeated="3"/>
        </table:table-row>
        <table:table-row table:style-name="ro1">
          <table:table-cell table:formula="of:=[.A314]*[.$C$2]+[.$B$2]*(1-[.$C$2])" office:value-type="float" office:value="0.999999999963131" calcext:value-type="float">
            <text:p>0.999999999963131</text:p>
          </table:table-cell>
          <table:table-cell table:number-columns-repeated="3"/>
        </table:table-row>
        <table:table-row table:style-name="ro1">
          <table:table-cell table:formula="of:=[.A315]*[.$C$2]+[.$B$2]*(1-[.$C$2])" office:value-type="float" office:value="0.999999999965855" calcext:value-type="float">
            <text:p>0.999999999965855</text:p>
          </table:table-cell>
          <table:table-cell table:number-columns-repeated="3"/>
        </table:table-row>
        <table:table-row table:style-name="ro1">
          <table:table-cell table:formula="of:=[.A316]*[.$C$2]+[.$B$2]*(1-[.$C$2])" office:value-type="float" office:value="0.999999999968377" calcext:value-type="float">
            <text:p>0.999999999968377</text:p>
          </table:table-cell>
          <table:table-cell table:number-columns-repeated="3"/>
        </table:table-row>
        <table:table-row table:style-name="ro1">
          <table:table-cell table:formula="of:=[.A317]*[.$C$2]+[.$B$2]*(1-[.$C$2])" office:value-type="float" office:value="0.999999999970714" calcext:value-type="float">
            <text:p>0.999999999970714</text:p>
          </table:table-cell>
          <table:table-cell table:number-columns-repeated="3"/>
        </table:table-row>
        <table:table-row table:style-name="ro1">
          <table:table-cell table:formula="of:=[.A318]*[.$C$2]+[.$B$2]*(1-[.$C$2])" office:value-type="float" office:value="0.999999999972877" calcext:value-type="float">
            <text:p>0.999999999972877</text:p>
          </table:table-cell>
          <table:table-cell table:number-columns-repeated="3"/>
        </table:table-row>
        <table:table-row table:style-name="ro1">
          <table:table-cell table:formula="of:=[.A319]*[.$C$2]+[.$B$2]*(1-[.$C$2])" office:value-type="float" office:value="0.999999999974881" calcext:value-type="float">
            <text:p>0.999999999974881</text:p>
          </table:table-cell>
          <table:table-cell table:number-columns-repeated="3"/>
        </table:table-row>
        <table:table-row table:style-name="ro1">
          <table:table-cell table:formula="of:=[.A320]*[.$C$2]+[.$B$2]*(1-[.$C$2])" office:value-type="float" office:value="0.999999999976737" calcext:value-type="float">
            <text:p>0.999999999976737</text:p>
          </table:table-cell>
          <table:table-cell table:number-columns-repeated="3"/>
        </table:table-row>
        <table:table-row table:style-name="ro1">
          <table:table-cell table:formula="of:=[.A321]*[.$C$2]+[.$B$2]*(1-[.$C$2])" office:value-type="float" office:value="0.999999999978456" calcext:value-type="float">
            <text:p>0.999999999978456</text:p>
          </table:table-cell>
          <table:table-cell table:number-columns-repeated="3"/>
        </table:table-row>
        <table:table-row table:style-name="ro1">
          <table:table-cell table:formula="of:=[.A322]*[.$C$2]+[.$B$2]*(1-[.$C$2])" office:value-type="float" office:value="0.999999999980047" calcext:value-type="float">
            <text:p>0.999999999980047</text:p>
          </table:table-cell>
          <table:table-cell table:number-columns-repeated="3"/>
        </table:table-row>
        <table:table-row table:style-name="ro1">
          <table:table-cell table:formula="of:=[.A323]*[.$C$2]+[.$B$2]*(1-[.$C$2])" office:value-type="float" office:value="0.999999999981522" calcext:value-type="float">
            <text:p>0.999999999981522</text:p>
          </table:table-cell>
          <table:table-cell table:number-columns-repeated="3"/>
        </table:table-row>
        <table:table-row table:style-name="ro1">
          <table:table-cell table:formula="of:=[.A324]*[.$C$2]+[.$B$2]*(1-[.$C$2])" office:value-type="float" office:value="0.999999999982887" calcext:value-type="float">
            <text:p>0.999999999982887</text:p>
          </table:table-cell>
          <table:table-cell table:number-columns-repeated="3"/>
        </table:table-row>
        <table:table-row table:style-name="ro1">
          <table:table-cell table:formula="of:=[.A325]*[.$C$2]+[.$B$2]*(1-[.$C$2])" office:value-type="float" office:value="0.999999999984151" calcext:value-type="float">
            <text:p>0.999999999984151</text:p>
          </table:table-cell>
          <table:table-cell table:number-columns-repeated="3"/>
        </table:table-row>
        <table:table-row table:style-name="ro1">
          <table:table-cell table:formula="of:=[.A326]*[.$C$2]+[.$B$2]*(1-[.$C$2])" office:value-type="float" office:value="0.999999999985322" calcext:value-type="float">
            <text:p>0.999999999985322</text:p>
          </table:table-cell>
          <table:table-cell table:number-columns-repeated="3"/>
        </table:table-row>
        <table:table-row table:style-name="ro1">
          <table:table-cell table:formula="of:=[.A327]*[.$C$2]+[.$B$2]*(1-[.$C$2])" office:value-type="float" office:value="0.999999999986407" calcext:value-type="float">
            <text:p>0.999999999986407</text:p>
          </table:table-cell>
          <table:table-cell table:number-columns-repeated="3"/>
        </table:table-row>
        <table:table-row table:style-name="ro1">
          <table:table-cell table:formula="of:=[.A328]*[.$C$2]+[.$B$2]*(1-[.$C$2])" office:value-type="float" office:value="0.999999999987411" calcext:value-type="float">
            <text:p>0.999999999987411</text:p>
          </table:table-cell>
          <table:table-cell table:number-columns-repeated="3"/>
        </table:table-row>
        <table:table-row table:style-name="ro1">
          <table:table-cell table:formula="of:=[.A329]*[.$C$2]+[.$B$2]*(1-[.$C$2])" office:value-type="float" office:value="0.999999999988341" calcext:value-type="float">
            <text:p>0.999999999988341</text:p>
          </table:table-cell>
          <table:table-cell table:number-columns-repeated="3"/>
        </table:table-row>
        <table:table-row table:style-name="ro1">
          <table:table-cell table:formula="of:=[.A330]*[.$C$2]+[.$B$2]*(1-[.$C$2])" office:value-type="float" office:value="0.999999999989202" calcext:value-type="float">
            <text:p>0.999999999989202</text:p>
          </table:table-cell>
          <table:table-cell table:number-columns-repeated="3"/>
        </table:table-row>
        <table:table-row table:style-name="ro1">
          <table:table-cell table:formula="of:=[.A331]*[.$C$2]+[.$B$2]*(1-[.$C$2])" office:value-type="float" office:value="0.99999999999" calcext:value-type="float">
            <text:p>0.99999999999</text:p>
          </table:table-cell>
          <table:table-cell table:number-columns-repeated="3"/>
        </table:table-row>
        <table:table-row table:style-name="ro1">
          <table:table-cell table:formula="of:=[.A332]*[.$C$2]+[.$B$2]*(1-[.$C$2])" office:value-type="float" office:value="0.999999999990739" calcext:value-type="float">
            <text:p>0.999999999990739</text:p>
          </table:table-cell>
          <table:table-cell table:number-columns-repeated="3"/>
        </table:table-row>
        <table:table-row table:style-name="ro1">
          <table:table-cell table:formula="of:=[.A333]*[.$C$2]+[.$B$2]*(1-[.$C$2])" office:value-type="float" office:value="0.999999999991423" calcext:value-type="float">
            <text:p>0.999999999991423</text:p>
          </table:table-cell>
          <table:table-cell table:number-columns-repeated="3"/>
        </table:table-row>
        <table:table-row table:style-name="ro1">
          <table:table-cell table:formula="of:=[.A334]*[.$C$2]+[.$B$2]*(1-[.$C$2])" office:value-type="float" office:value="0.999999999992057" calcext:value-type="float">
            <text:p>0.999999999992057</text:p>
          </table:table-cell>
          <table:table-cell table:number-columns-repeated="3"/>
        </table:table-row>
        <table:table-row table:style-name="ro1">
          <table:table-cell table:formula="of:=[.A335]*[.$C$2]+[.$B$2]*(1-[.$C$2])" office:value-type="float" office:value="0.999999999992644" calcext:value-type="float">
            <text:p>0.999999999992644</text:p>
          </table:table-cell>
          <table:table-cell table:number-columns-repeated="3"/>
        </table:table-row>
        <table:table-row table:style-name="ro1">
          <table:table-cell table:formula="of:=[.A336]*[.$C$2]+[.$B$2]*(1-[.$C$2])" office:value-type="float" office:value="0.999999999993187" calcext:value-type="float">
            <text:p>0.999999999993187</text:p>
          </table:table-cell>
          <table:table-cell table:number-columns-repeated="3"/>
        </table:table-row>
        <table:table-row table:style-name="ro1">
          <table:table-cell table:formula="of:=[.A337]*[.$C$2]+[.$B$2]*(1-[.$C$2])" office:value-type="float" office:value="0.999999999993691" calcext:value-type="float">
            <text:p>0.999999999993691</text:p>
          </table:table-cell>
          <table:table-cell table:number-columns-repeated="3"/>
        </table:table-row>
        <table:table-row table:style-name="ro1">
          <table:table-cell table:formula="of:=[.A338]*[.$C$2]+[.$B$2]*(1-[.$C$2])" office:value-type="float" office:value="0.999999999994157" calcext:value-type="float">
            <text:p>0.999999999994157</text:p>
          </table:table-cell>
          <table:table-cell table:number-columns-repeated="3"/>
        </table:table-row>
        <table:table-row table:style-name="ro1">
          <table:table-cell table:formula="of:=[.A339]*[.$C$2]+[.$B$2]*(1-[.$C$2])" office:value-type="float" office:value="0.999999999994588" calcext:value-type="float">
            <text:p>0.999999999994588</text:p>
          </table:table-cell>
          <table:table-cell table:number-columns-repeated="3"/>
        </table:table-row>
        <table:table-row table:style-name="ro1">
          <table:table-cell table:formula="of:=[.A340]*[.$C$2]+[.$B$2]*(1-[.$C$2])" office:value-type="float" office:value="0.999999999994988" calcext:value-type="float">
            <text:p>0.999999999994988</text:p>
          </table:table-cell>
          <table:table-cell table:number-columns-repeated="3"/>
        </table:table-row>
        <table:table-row table:style-name="ro1">
          <table:table-cell table:formula="of:=[.A341]*[.$C$2]+[.$B$2]*(1-[.$C$2])" office:value-type="float" office:value="0.999999999995358" calcext:value-type="float">
            <text:p>0.999999999995358</text:p>
          </table:table-cell>
          <table:table-cell table:number-columns-repeated="3"/>
        </table:table-row>
        <table:table-row table:style-name="ro1">
          <table:table-cell table:formula="of:=[.A342]*[.$C$2]+[.$B$2]*(1-[.$C$2])" office:value-type="float" office:value="0.999999999995701" calcext:value-type="float">
            <text:p>0.999999999995701</text:p>
          </table:table-cell>
          <table:table-cell table:number-columns-repeated="3"/>
        </table:table-row>
        <table:table-row table:style-name="ro1">
          <table:table-cell table:formula="of:=[.A343]*[.$C$2]+[.$B$2]*(1-[.$C$2])" office:value-type="float" office:value="0.999999999996019" calcext:value-type="float">
            <text:p>0.999999999996019</text:p>
          </table:table-cell>
          <table:table-cell table:number-columns-repeated="3"/>
        </table:table-row>
        <table:table-row table:style-name="ro1">
          <table:table-cell table:formula="of:=[.A344]*[.$C$2]+[.$B$2]*(1-[.$C$2])" office:value-type="float" office:value="0.999999999996313" calcext:value-type="float">
            <text:p>0.999999999996313</text:p>
          </table:table-cell>
          <table:table-cell table:number-columns-repeated="3"/>
        </table:table-row>
        <table:table-row table:style-name="ro1">
          <table:table-cell table:formula="of:=[.A345]*[.$C$2]+[.$B$2]*(1-[.$C$2])" office:value-type="float" office:value="0.999999999996586" calcext:value-type="float">
            <text:p>0.999999999996586</text:p>
          </table:table-cell>
          <table:table-cell table:number-columns-repeated="3"/>
        </table:table-row>
        <table:table-row table:style-name="ro1">
          <table:table-cell table:formula="of:=[.A346]*[.$C$2]+[.$B$2]*(1-[.$C$2])" office:value-type="float" office:value="0.999999999996838" calcext:value-type="float">
            <text:p>0.999999999996838</text:p>
          </table:table-cell>
          <table:table-cell table:number-columns-repeated="3"/>
        </table:table-row>
        <table:table-row table:style-name="ro1">
          <table:table-cell table:formula="of:=[.A347]*[.$C$2]+[.$B$2]*(1-[.$C$2])" office:value-type="float" office:value="0.999999999997071" calcext:value-type="float">
            <text:p>0.999999999997071</text:p>
          </table:table-cell>
          <table:table-cell table:number-columns-repeated="3"/>
        </table:table-row>
        <table:table-row table:style-name="ro1">
          <table:table-cell table:formula="of:=[.A348]*[.$C$2]+[.$B$2]*(1-[.$C$2])" office:value-type="float" office:value="0.999999999997288" calcext:value-type="float">
            <text:p>0.999999999997288</text:p>
          </table:table-cell>
          <table:table-cell table:number-columns-repeated="3"/>
        </table:table-row>
        <table:table-row table:style-name="ro1">
          <table:table-cell table:formula="of:=[.A349]*[.$C$2]+[.$B$2]*(1-[.$C$2])" office:value-type="float" office:value="0.999999999997488" calcext:value-type="float">
            <text:p>0.999999999997488</text:p>
          </table:table-cell>
          <table:table-cell table:number-columns-repeated="3"/>
        </table:table-row>
        <table:table-row table:style-name="ro1">
          <table:table-cell table:formula="of:=[.A350]*[.$C$2]+[.$B$2]*(1-[.$C$2])" office:value-type="float" office:value="0.999999999997674" calcext:value-type="float">
            <text:p>0.999999999997674</text:p>
          </table:table-cell>
          <table:table-cell table:number-columns-repeated="3"/>
        </table:table-row>
        <table:table-row table:style-name="ro1">
          <table:table-cell table:formula="of:=[.A351]*[.$C$2]+[.$B$2]*(1-[.$C$2])" office:value-type="float" office:value="0.999999999997846" calcext:value-type="float">
            <text:p>0.999999999997846</text:p>
          </table:table-cell>
          <table:table-cell table:number-columns-repeated="3"/>
        </table:table-row>
        <table:table-row table:style-name="ro1">
          <table:table-cell table:formula="of:=[.A352]*[.$C$2]+[.$B$2]*(1-[.$C$2])" office:value-type="float" office:value="0.999999999998005" calcext:value-type="float">
            <text:p>0.999999999998005</text:p>
          </table:table-cell>
          <table:table-cell table:number-columns-repeated="3"/>
        </table:table-row>
        <table:table-row table:style-name="ro1">
          <table:table-cell table:formula="of:=[.A353]*[.$C$2]+[.$B$2]*(1-[.$C$2])" office:value-type="float" office:value="0.999999999998152" calcext:value-type="float">
            <text:p>0.999999999998152</text:p>
          </table:table-cell>
          <table:table-cell table:number-columns-repeated="3"/>
        </table:table-row>
        <table:table-row table:style-name="ro1">
          <table:table-cell table:formula="of:=[.A354]*[.$C$2]+[.$B$2]*(1-[.$C$2])" office:value-type="float" office:value="0.999999999998289" calcext:value-type="float">
            <text:p>0.999999999998289</text:p>
          </table:table-cell>
          <table:table-cell table:number-columns-repeated="3"/>
        </table:table-row>
        <table:table-row table:style-name="ro1">
          <table:table-cell table:formula="of:=[.A355]*[.$C$2]+[.$B$2]*(1-[.$C$2])" office:value-type="float" office:value="0.999999999998415" calcext:value-type="float">
            <text:p>0.999999999998415</text:p>
          </table:table-cell>
          <table:table-cell table:number-columns-repeated="3"/>
        </table:table-row>
        <table:table-row table:style-name="ro1">
          <table:table-cell table:formula="of:=[.A356]*[.$C$2]+[.$B$2]*(1-[.$C$2])" office:value-type="float" office:value="0.999999999998532" calcext:value-type="float">
            <text:p>0.999999999998532</text:p>
          </table:table-cell>
          <table:table-cell table:number-columns-repeated="3"/>
        </table:table-row>
        <table:table-row table:style-name="ro1">
          <table:table-cell table:formula="of:=[.A357]*[.$C$2]+[.$B$2]*(1-[.$C$2])" office:value-type="float" office:value="0.999999999998641" calcext:value-type="float">
            <text:p>0.999999999998641</text:p>
          </table:table-cell>
          <table:table-cell table:number-columns-repeated="3"/>
        </table:table-row>
        <table:table-row table:style-name="ro1">
          <table:table-cell table:formula="of:=[.A358]*[.$C$2]+[.$B$2]*(1-[.$C$2])" office:value-type="float" office:value="0.999999999998741" calcext:value-type="float">
            <text:p>0.999999999998741</text:p>
          </table:table-cell>
          <table:table-cell table:number-columns-repeated="3"/>
        </table:table-row>
        <table:table-row table:style-name="ro1">
          <table:table-cell table:formula="of:=[.A359]*[.$C$2]+[.$B$2]*(1-[.$C$2])" office:value-type="float" office:value="0.999999999998834" calcext:value-type="float">
            <text:p>0.999999999998834</text:p>
          </table:table-cell>
          <table:table-cell table:number-columns-repeated="3"/>
        </table:table-row>
        <table:table-row table:style-name="ro1">
          <table:table-cell table:formula="of:=[.A360]*[.$C$2]+[.$B$2]*(1-[.$C$2])" office:value-type="float" office:value="0.99999999999892" calcext:value-type="float">
            <text:p>0.99999999999892</text:p>
          </table:table-cell>
          <table:table-cell table:number-columns-repeated="3"/>
        </table:table-row>
        <table:table-row table:style-name="ro1">
          <table:table-cell table:formula="of:=[.A361]*[.$C$2]+[.$B$2]*(1-[.$C$2])" office:value-type="float" office:value="0.999999999999" calcext:value-type="float">
            <text:p>0.999999999999</text:p>
          </table:table-cell>
          <table:table-cell table:number-columns-repeated="3"/>
        </table:table-row>
        <table:table-row table:style-name="ro1">
          <table:table-cell table:formula="of:=[.A362]*[.$C$2]+[.$B$2]*(1-[.$C$2])" office:value-type="float" office:value="0.999999999999074" calcext:value-type="float">
            <text:p>0.999999999999074</text:p>
          </table:table-cell>
          <table:table-cell table:number-columns-repeated="3"/>
        </table:table-row>
        <table:table-row table:style-name="ro1">
          <table:table-cell table:formula="of:=[.A363]*[.$C$2]+[.$B$2]*(1-[.$C$2])" office:value-type="float" office:value="0.999999999999142" calcext:value-type="float">
            <text:p>0.999999999999142</text:p>
          </table:table-cell>
          <table:table-cell table:number-columns-repeated="3"/>
        </table:table-row>
        <table:table-row table:style-name="ro1">
          <table:table-cell table:formula="of:=[.A364]*[.$C$2]+[.$B$2]*(1-[.$C$2])" office:value-type="float" office:value="0.999999999999206" calcext:value-type="float">
            <text:p>0.999999999999206</text:p>
          </table:table-cell>
          <table:table-cell table:number-columns-repeated="3"/>
        </table:table-row>
        <table:table-row table:style-name="ro1">
          <table:table-cell table:formula="of:=[.A365]*[.$C$2]+[.$B$2]*(1-[.$C$2])" office:value-type="float" office:value="0.999999999999264" calcext:value-type="float">
            <text:p>0.999999999999264</text:p>
          </table:table-cell>
          <table:table-cell table:number-columns-repeated="3"/>
        </table:table-row>
        <table:table-row table:style-name="ro1">
          <table:table-cell table:formula="of:=[.A366]*[.$C$2]+[.$B$2]*(1-[.$C$2])" office:value-type="float" office:value="0.999999999999319" calcext:value-type="float">
            <text:p>0.999999999999319</text:p>
          </table:table-cell>
          <table:table-cell table:number-columns-repeated="3"/>
        </table:table-row>
        <table:table-row table:style-name="ro1">
          <table:table-cell table:formula="of:=[.A367]*[.$C$2]+[.$B$2]*(1-[.$C$2])" office:value-type="float" office:value="0.999999999999369" calcext:value-type="float">
            <text:p>0.999999999999369</text:p>
          </table:table-cell>
          <table:table-cell table:number-columns-repeated="3"/>
        </table:table-row>
        <table:table-row table:style-name="ro1">
          <table:table-cell table:formula="of:=[.A368]*[.$C$2]+[.$B$2]*(1-[.$C$2])" office:value-type="float" office:value="0.999999999999416" calcext:value-type="float">
            <text:p>0.999999999999416</text:p>
          </table:table-cell>
          <table:table-cell table:number-columns-repeated="3"/>
        </table:table-row>
        <table:table-row table:style-name="ro1">
          <table:table-cell table:formula="of:=[.A369]*[.$C$2]+[.$B$2]*(1-[.$C$2])" office:value-type="float" office:value="0.999999999999459" calcext:value-type="float">
            <text:p>0.999999999999459</text:p>
          </table:table-cell>
          <table:table-cell table:number-columns-repeated="3"/>
        </table:table-row>
        <table:table-row table:style-name="ro1">
          <table:table-cell table:formula="of:=[.A370]*[.$C$2]+[.$B$2]*(1-[.$C$2])" office:value-type="float" office:value="0.999999999999499" calcext:value-type="float">
            <text:p>0.999999999999499</text:p>
          </table:table-cell>
          <table:table-cell table:number-columns-repeated="3"/>
        </table:table-row>
        <table:table-row table:style-name="ro1">
          <table:table-cell table:formula="of:=[.A371]*[.$C$2]+[.$B$2]*(1-[.$C$2])" office:value-type="float" office:value="0.999999999999536" calcext:value-type="float">
            <text:p>0.99999999999953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1:35:29.458376000</meta:creation-date>
    <dc:date>2017-01-18T12:27:22.463018000</dc:date>
    <meta:editing-duration>PT31M13S</meta:editing-duration>
    <meta:editing-cycles>1</meta:editing-cycles>
    <meta:generator>LibreOffice/5.2.3.3$MacOSX_X86_64 LibreOffice_project/d54a8868f08a7b39642414cf2c8ef2f228f780cf</meta:generator>
    <meta:document-statistic meta:table-count="1" meta:cell-count="3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535cm" svg:height="9.006cm" xlink:href=".." xlink:type="simple" chart:class="chart:scatter" chart:style-name="ch1">
        <chart:legend chart:legend-position="end" svg:x="27.266cm" svg:y="4.21cm" style:legend-expansion="high" chart:style-name="ch2"/>
        <chart:plot-area chart:style-name="ch3" table:cell-range-address="Sheet1.A2:Sheet1.A65" svg:x="0.59cm" svg:y="0.18cm" svg:width="26.086cm" svg:height="8.646cm">
          <chartooo:coordinate-region svg:x="1.328cm" svg:y="0.374cm" svg:width="25.154cm" svg:height="7.8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65" chart:class="chart:scatter"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38812718712065">
                <text:p>0.0738812718712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2304101409106">
                <text:p>0.1423041014091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5671765275719">
                <text:p>0.205671765275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4357745540359">
                <text:p>0.2643577455403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8707930942039">
                <text:p>0.318707930942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9042655519807">
                <text:p>0.3690426555198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5658586626482">
                <text:p>0.4156585866264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8830473453536">
                <text:p>0.458830473453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8812766372728">
                <text:p>0.498812766372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5841116638722">
                <text:p>0.5358411166387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0133765291772">
                <text:p>0.5701337652917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01892829446503">
                <text:p>0.6018928294465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1305493548043">
                <text:p>0.6313054935480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5854511261664">
                <text:p>0.658545112616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3772233983162">
                <text:p>0.683772233983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07135543537477">
                <text:p>0.7071355435374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28772742066797">
                <text:p>0.7287727420667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48811356849042">
                <text:p>0.7488113568490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7369493284638">
                <text:p>0.7673694932846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84556530996812">
                <text:p>0.7845565309968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0473768503112">
                <text:p>0.800473768503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15215020257771">
                <text:p>0.8152150202577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28867169583822">
                <text:p>0.8288671695838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41510680753889">
                <text:p>0.8415106807538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53220073237793">
                <text:p>0.8532200732377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64064360912147">
                <text:p>0.8640643609121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74107458820583">
                <text:p>0.8741074588205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83408559882017">
                <text:p>0.8834085598820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92022483767229">
                <text:p>0.8920224837672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07388127187121">
                <text:p>0.9073881271871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14230410140911">
                <text:p>0.9142304101409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20567176527572">
                <text:p>0.9205671765275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26435774554036">
                <text:p>0.9264357745540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31870793094204">
                <text:p>0.9318707930942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36904265551981">
                <text:p>0.9369042655519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41565858662648">
                <text:p>0.9415658586626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45883047345354">
                <text:p>0.9458830473453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49881276637273">
                <text:p>0.9498812766372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53584111663872">
                <text:p>0.9535841116638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57013376529177">
                <text:p>0.9570133765291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6018928294465">
                <text:p>0.96018928294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63130549354804">
                <text:p>0.9631305493548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65854511261664">
                <text:p>0.9658545112616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68377223398316">
                <text:p>0.9683772233983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70713554353748">
                <text:p>0.9707135543537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7287727420668">
                <text:p>0.972877274206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74881135684904">
                <text:p>0.9748811356849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76736949328464">
                <text:p>0.9767369493284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78455653099681">
                <text:p>0.9784556530996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80047376850311">
                <text:p>0.9800473768503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81521502025777">
                <text:p>0.9815215020257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82886716958382">
                <text:p>0.9828867169583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84151068075389">
                <text:p>0.9841510680753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85322007323779">
                <text:p>0.9853220073237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86406436091215">
                <text:p>0.9864064360912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87410745882058">
                <text:p>0.9874107458820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88340855988202">
                <text:p>0.9883408559882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89202248376723">
                <text:p>0.9892022483767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0738812718712">
                <text:p>0.9907388127187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1423041014091">
                <text:p>0.9914230410140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2056717652757">
                <text:p>0.9920567176527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